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1118in"/>
    </style:style>
    <style:style style:name="co2" style:family="table-column">
      <style:table-column-properties fo:break-before="auto" style:column-width="1.068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902in"/>
    </style:style>
    <style:style style:name="co5" style:family="table-column">
      <style:table-column-properties fo:break-before="auto" style:column-width="1.1445in"/>
    </style:style>
    <style:style style:name="co6" style:family="table-column">
      <style:table-column-properties fo:break-before="auto" style:column-width="0.7638in"/>
    </style:style>
    <style:style style:name="co7" style:family="table-column">
      <style:table-column-properties fo:break-before="auto" style:column-width="1.4063in"/>
    </style:style>
    <style:style style:name="co8" style:family="table-column">
      <style:table-column-properties fo:break-before="auto" style:column-width="1.4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valsin" table:style-name="ta1">
        <table:shapes>
          <draw:frame draw:z-index="0" draw:style-name="gr1" draw:text-style-name="P1" svg:width="6.3039in" svg:height="3.5449in" svg:x="11.437in" svg:y="0.4079in">
            <draw:object draw:notify-on-update-of-ranges="valsin.A1:valsin.A1 valsin.H1:valsin.H1 valsin.A1:valsin.A1 valsin.I1:valsin.I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row table:style-name="ro1">
          <table:table-cell table:style-name="Default" office:value-type="string" calcext:value-type="string">
            <text:p>VALEURS</text:p>
          </table:table-cell>
          <table:table-cell office:value-type="string" calcext:value-type="string">
            <text:p>COS Java</text:p>
          </table:table-cell>
          <table:table-cell table:style-name="Default" office:value-type="string" calcext:value-type="string">
            <text:p>COS Deca</text:p>
          </table:table-cell>
          <table:table-cell office:value-type="string" calcext:value-type="string">
            <text:p>COS Calc</text:p>
          </table:table-cell>
          <table:table-cell office:value-type="string" calcext:value-type="string">
            <text:p>ERREUR JAVA</text:p>
          </table:table-cell>
          <table:table-cell office:value-type="string" calcext:value-type="string">
            <text:p>ERREUR DECA</text:p>
          </table:table-cell>
          <table:table-cell table:style-name="Default" office:value-type="string" calcext:value-type="string">
            <text:p>ULP</text:p>
          </table:table-cell>
          <table:table-cell office:value-type="string" calcext:value-type="string">
            <text:p>ERREUR JAVA/ULP</text:p>
          </table:table-cell>
          <table:table-cell office:value-type="string" calcext:value-type="string">
            <text:p>ERREUR DECA/ULP</text:p>
          </table:table-cell>
          <table:table-cell table:number-columns-repeated="3"/>
        </table:table-row>
        <table:table-row table:style-name="ro1">
          <table:table-cell office:value-type="float" office:value="-3.141592" calcext:value-type="float">
            <text:p>-3.14E+000</text:p>
          </table:table-cell>
          <table:table-cell office:value-type="float" office:value="-0.99999994" calcext:value-type="float">
            <text:p>-0.99999994</text:p>
          </table:table-cell>
          <table:table-cell office:value-type="float" office:value="-0.999959" calcext:value-type="float">
            <text:p>-1.00E+000</text:p>
          </table:table-cell>
          <table:table-cell table:formula="of:=COS([.A2])" office:value-type="float" office:value="-0.999999999999786" calcext:value-type="float">
            <text:p>-1</text:p>
          </table:table-cell>
          <table:table-cell table:formula="of:=ABS([.B2]-[.D2])" office:value-type="float" office:value="0.0000000599997863615087" calcext:value-type="float">
            <text:p>0.00000006</text:p>
          </table:table-cell>
          <table:table-cell table:formula="of:=ABS([.C2]-[.D2])" office:value-type="float" office:value="0.0000409999997864619" calcext:value-type="float">
            <text:p>0.000041</text:p>
          </table:table-cell>
          <table:table-cell office:value-type="float" office:value="0.000000059604645" calcext:value-type="float">
            <text:p>5.96E-008</text:p>
          </table:table-cell>
          <table:table-cell table:formula="of:=[.E2]/[.G2]" office:value-type="float" office:value="1.00662937194758" calcext:value-type="float">
            <text:p>1.0066293719</text:p>
          </table:table-cell>
          <table:table-cell table:formula="of:=[.F2]/[.G2]" office:value-type="float" office:value="687.865849825326" calcext:value-type="float">
            <text:p>687.8658498253</text:p>
          </table:table-cell>
          <table:table-cell table:number-columns-repeated="3"/>
        </table:table-row>
        <table:table-row table:style-name="ro1">
          <table:table-cell office:value-type="float" office:value="-3.0106924" calcext:value-type="float">
            <text:p>-3.01E+000</text:p>
          </table:table-cell>
          <table:table-cell office:value-type="float" office:value="-0.99144477" calcext:value-type="float">
            <text:p>-0.99144477</text:p>
          </table:table-cell>
          <table:table-cell office:value-type="float" office:value="-0.991468" calcext:value-type="float">
            <text:p>-9.91E-001</text:p>
          </table:table-cell>
          <table:table-cell table:formula="of:=COS([.A3])" office:value-type="float" office:value="-0.991444788319422" calcext:value-type="float">
            <text:p>-0.9914447883</text:p>
          </table:table-cell>
          <table:table-cell table:formula="of:=ABS([.B3]-[.D3])" office:value-type="float" office:value="0.000000018319422090407" calcext:value-type="float">
            <text:p>1.8319422090407E-008</text:p>
          </table:table-cell>
          <table:table-cell table:formula="of:=ABS([.C3]-[.D3])" office:value-type="float" office:value="0.0000232116805778393" calcext:value-type="float">
            <text:p>2.32116805778393E-005</text:p>
          </table:table-cell>
          <table:table-cell office:value-type="float" office:value="0.000000059604645" calcext:value-type="float">
            <text:p>5.96E-008</text:p>
          </table:table-cell>
          <table:table-cell table:formula="of:=[.E3]/[.G3]" office:value-type="float" office:value="0.307348900247741" calcext:value-type="float">
            <text:p>0.3073489002</text:p>
          </table:table-cell>
          <table:table-cell table:formula="of:=[.F3]/[.G3]" office:value-type="float" office:value="389.427377309928" calcext:value-type="float">
            <text:p>389.4273773099</text:p>
          </table:table-cell>
          <table:table-cell table:number-columns-repeated="3"/>
        </table:table-row>
        <table:table-row table:style-name="ro1">
          <table:table-cell office:value-type="float" office:value="-2.8797927" calcext:value-type="float">
            <text:p>-2.88E+000</text:p>
          </table:table-cell>
          <table:table-cell office:value-type="float" office:value="-0.96592563" calcext:value-type="float">
            <text:p>-0.96592563</text:p>
          </table:table-cell>
          <table:table-cell office:value-type="float" office:value="-0.965864" calcext:value-type="float">
            <text:p>-9.66E-001</text:p>
          </table:table-cell>
          <table:table-cell table:formula="of:=COS([.A4])" office:value-type="float" office:value="-0.965925679851519" calcext:value-type="float">
            <text:p>-0.9659256799</text:p>
          </table:table-cell>
          <table:table-cell table:formula="of:=ABS([.B4]-[.D4])" office:value-type="float" office:value="0.0000000498515194680138" calcext:value-type="float">
            <text:p>4.98515194680138E-008</text:p>
          </table:table-cell>
          <table:table-cell table:formula="of:=ABS([.C4]-[.D4])" office:value-type="float" office:value="0.0000616798515195027" calcext:value-type="float">
            <text:p>6.16798515195027E-005</text:p>
          </table:table-cell>
          <table:table-cell office:value-type="float" office:value="0.000000059604645" calcext:value-type="float">
            <text:p>5.96E-008</text:p>
          </table:table-cell>
          <table:table-cell table:formula="of:=[.E4]/[.G4]" office:value-type="float" office:value="0.836369706891364" calcext:value-type="float">
            <text:p>0.8363697069</text:p>
          </table:table-cell>
          <table:table-cell table:formula="of:=[.F4]/[.G4]" office:value-type="float" office:value="1034.81618789111" calcext:value-type="float">
            <text:p>1034.8161878911</text:p>
          </table:table-cell>
          <table:table-cell table:number-columns-repeated="3"/>
        </table:table-row>
        <table:table-row table:style-name="ro1">
          <table:table-cell office:value-type="float" office:value="-2.748893" calcext:value-type="float">
            <text:p>-2.75E+000</text:p>
          </table:table-cell>
          <table:table-cell office:value-type="float" office:value="-0.9238793" calcext:value-type="float">
            <text:p>-0.9238793</text:p>
          </table:table-cell>
          <table:table-cell office:value-type="float" office:value="-0.923855" calcext:value-type="float">
            <text:p>-9.24E-001</text:p>
          </table:table-cell>
          <table:table-cell table:formula="of:=COS([.A5])" office:value-type="float" office:value="-0.923879313657898" calcext:value-type="float">
            <text:p>-0.9238793137</text:p>
          </table:table-cell>
          <table:table-cell table:formula="of:=ABS([.B5]-[.D5])" office:value-type="float" office:value="0.0000000136578983678248" calcext:value-type="float">
            <text:p>1.36578983678248E-008</text:p>
          </table:table-cell>
          <table:table-cell table:formula="of:=ABS([.C5]-[.D5])" office:value-type="float" office:value="0.0000243136578983449" calcext:value-type="float">
            <text:p>2.43136578983449E-005</text:p>
          </table:table-cell>
          <table:table-cell office:value-type="float" office:value="0.000000059604645" calcext:value-type="float">
            <text:p>5.96E-008</text:p>
          </table:table-cell>
          <table:table-cell table:formula="of:=[.E5]/[.G5]" office:value-type="float" office:value="0.229141510159566" calcext:value-type="float">
            <text:p>0.2291415102</text:p>
          </table:table-cell>
          <table:table-cell table:formula="of:=[.F5]/[.G5]" office:value-type="float" office:value="407.915488773483" calcext:value-type="float">
            <text:p>407.9154887735</text:p>
          </table:table-cell>
          <table:table-cell table:number-columns-repeated="3"/>
        </table:table-row>
        <table:table-row table:style-name="ro1">
          <table:table-cell office:value-type="float" office:value="-2.6179934" calcext:value-type="float">
            <text:p>-2.62E+000</text:p>
          </table:table-cell>
          <table:table-cell office:value-type="float" office:value="-0.8660251" calcext:value-type="float">
            <text:p>-0.8660251</text:p>
          </table:table-cell>
          <table:table-cell office:value-type="float" office:value="-0.866052" calcext:value-type="float">
            <text:p>-8.66E-001</text:p>
          </table:table-cell>
          <table:table-cell table:formula="of:=COS([.A6])" office:value-type="float" office:value="-0.866025164788593" calcext:value-type="float">
            <text:p>-0.8660251648</text:p>
          </table:table-cell>
          <table:table-cell table:formula="of:=ABS([.B6]-[.D6])" office:value-type="float" office:value="0.0000000647885926019498" calcext:value-type="float">
            <text:p>6.47885926019498E-008</text:p>
          </table:table-cell>
          <table:table-cell table:formula="of:=ABS([.C6]-[.D6])" office:value-type="float" office:value="0.0000268352114073389" calcext:value-type="float">
            <text:p>2.68352114073389E-005</text:p>
          </table:table-cell>
          <table:table-cell office:value-type="float" office:value="0.000000059604645" calcext:value-type="float">
            <text:p>5.96E-008</text:p>
          </table:table-cell>
          <table:table-cell table:formula="of:=[.E6]/[.G6]" office:value-type="float" office:value="1.08697220832285" calcext:value-type="float">
            <text:p>1.0869722083</text:p>
          </table:table-cell>
          <table:table-cell table:formula="of:=[.F6]/[.G6]" office:value-type="float" office:value="450.220136490015" calcext:value-type="float">
            <text:p>450.22013649</text:p>
          </table:table-cell>
          <table:table-cell table:number-columns-repeated="3"/>
        </table:table-row>
        <table:table-row table:style-name="ro1">
          <table:table-cell office:value-type="float" office:value="-2.4870937" calcext:value-type="float">
            <text:p>-2.49E+000</text:p>
          </table:table-cell>
          <table:table-cell office:value-type="float" office:value="-0.793353" calcext:value-type="float">
            <text:p>-0.793353</text:p>
          </table:table-cell>
          <table:table-cell office:value-type="float" office:value="-0.793361" calcext:value-type="float">
            <text:p>-7.93E-001</text:p>
          </table:table-cell>
          <table:table-cell table:formula="of:=COS([.A7])" office:value-type="float" office:value="-0.793353045594653" calcext:value-type="float">
            <text:p>-0.7933530456</text:p>
          </table:table-cell>
          <table:table-cell table:formula="of:=ABS([.B7]-[.D7])" office:value-type="float" office:value="0.0000000455946533861606" calcext:value-type="float">
            <text:p>4.55946533861606E-008</text:p>
          </table:table-cell>
          <table:table-cell table:formula="of:=ABS([.C7]-[.D7])" office:value-type="float" office:value="0.00000795440534662184" calcext:value-type="float">
            <text:p>7.95440534662184E-006</text:p>
          </table:table-cell>
          <table:table-cell office:value-type="float" office:value="0.000000059604645" calcext:value-type="float">
            <text:p>5.96E-008</text:p>
          </table:table-cell>
          <table:table-cell table:formula="of:=[.E7]/[.G7]" office:value-type="float" office:value="0.764951345422167" calcext:value-type="float">
            <text:p>0.7649513454</text:p>
          </table:table-cell>
          <table:table-cell table:formula="of:=[.F7]/[.G7]" office:value-type="float" office:value="133.452776148937" calcext:value-type="float">
            <text:p>133.4527761489</text:p>
          </table:table-cell>
          <table:table-cell table:number-columns-repeated="3"/>
        </table:table-row>
        <table:table-row table:style-name="ro1">
          <table:table-cell office:value-type="float" office:value="-2.356194" calcext:value-type="float">
            <text:p>-2.36E+000</text:p>
          </table:table-cell>
          <table:table-cell office:value-type="float" office:value="-0.7071065" calcext:value-type="float">
            <text:p>-0.7071065</text:p>
          </table:table-cell>
          <table:table-cell office:value-type="float" office:value="-0.707097" calcext:value-type="float">
            <text:p>-7.07E-001</text:p>
          </table:table-cell>
          <table:table-cell table:formula="of:=COS([.A8])" office:value-type="float" office:value="-0.707106434568131" calcext:value-type="float">
            <text:p>-0.7071064346</text:p>
          </table:table-cell>
          <table:table-cell table:formula="of:=ABS([.B8]-[.D8])" office:value-type="float" office:value="0.0000000654318687010047" calcext:value-type="float">
            <text:p>6.54318687010047E-008</text:p>
          </table:table-cell>
          <table:table-cell table:formula="of:=ABS([.C8]-[.D8])" office:value-type="float" office:value="0.00000943456813129462" calcext:value-type="float">
            <text:p>9.43456813129462E-006</text:p>
          </table:table-cell>
          <table:table-cell office:value-type="float" office:value="0.000000059604645" calcext:value-type="float">
            <text:p>5.96E-008</text:p>
          </table:table-cell>
          <table:table-cell table:formula="of:=[.E8]/[.G8]" office:value-type="float" office:value="1.09776459034367" calcext:value-type="float">
            <text:p>1.0977645903</text:p>
          </table:table-cell>
          <table:table-cell table:formula="of:=[.F8]/[.G8]" office:value-type="float" office:value="158.285786808975" calcext:value-type="float">
            <text:p>158.285786809</text:p>
          </table:table-cell>
          <table:table-cell table:number-columns-repeated="3"/>
        </table:table-row>
        <table:table-row table:style-name="ro1">
          <table:table-cell office:value-type="float" office:value="-2.2252944" calcext:value-type="float">
            <text:p>-2.23E+000</text:p>
          </table:table-cell>
          <table:table-cell office:value-type="float" office:value="-0.6087611" calcext:value-type="float">
            <text:p>-0.6087611</text:p>
          </table:table-cell>
          <table:table-cell office:value-type="float" office:value="-0.608735" calcext:value-type="float">
            <text:p>-6.09E-001</text:p>
          </table:table-cell>
          <table:table-cell table:formula="of:=COS([.A9])" office:value-type="float" office:value="-0.60876111460848" calcext:value-type="float">
            <text:p>-0.6087611146</text:p>
          </table:table-cell>
          <table:table-cell table:formula="of:=ABS([.B9]-[.D9])" office:value-type="float" office:value="0.0000000146084799812485" calcext:value-type="float">
            <text:p>1.46084799812485E-008</text:p>
          </table:table-cell>
          <table:table-cell table:formula="of:=ABS([.C9]-[.D9])" office:value-type="float" office:value="0.0000261146084798991" calcext:value-type="float">
            <text:p>2.61146084798991E-005</text:p>
          </table:table-cell>
          <table:table-cell office:value-type="float" office:value="0.000000059604645" calcext:value-type="float">
            <text:p>5.96E-008</text:p>
          </table:table-cell>
          <table:table-cell table:formula="of:=[.E9]/[.G9]" office:value-type="float" office:value="0.245089623153506" calcext:value-type="float">
            <text:p>0.2450896232</text:p>
          </table:table-cell>
          <table:table-cell table:formula="of:=[.F9]/[.G9]" office:value-type="float" office:value="438.130425571683" calcext:value-type="float">
            <text:p>438.1304255717</text:p>
          </table:table-cell>
          <table:table-cell table:number-columns-repeated="3"/>
        </table:table-row>
        <table:table-row table:style-name="ro1">
          <table:table-cell office:value-type="float" office:value="-2.0943947" calcext:value-type="float">
            <text:p>-2.09E+000</text:p>
          </table:table-cell>
          <table:table-cell office:value-type="float" office:value="-0.49999964" calcext:value-type="float">
            <text:p>-0.49999964</text:p>
          </table:table-cell>
          <table:table-cell office:value-type="float" office:value="-0.500015" calcext:value-type="float">
            <text:p>-5.00E-001</text:p>
          </table:table-cell>
          <table:table-cell table:formula="of:=COS([.A10])" office:value-type="float" office:value="-0.49999965151723" calcext:value-type="float">
            <text:p>-0.4999996515</text:p>
          </table:table-cell>
          <table:table-cell table:formula="of:=ABS([.B10]-[.D10])" office:value-type="float" office:value="0.0000000115172299475219" calcext:value-type="float">
            <text:p>1.15172299475219E-008</text:p>
          </table:table-cell>
          <table:table-cell table:formula="of:=ABS([.C10]-[.D10])" office:value-type="float" office:value="0.0000153484827700168" calcext:value-type="float">
            <text:p>1.53484827700168E-005</text:p>
          </table:table-cell>
          <table:table-cell office:value-type="float" office:value="0.000000029802322" calcext:value-type="float">
            <text:p>2.98E-008</text:p>
          </table:table-cell>
          <table:table-cell table:formula="of:=[.E10]/[.G10]" office:value-type="float" office:value="0.386454114129829" calcext:value-type="float">
            <text:p>0.3864541141</text:p>
          </table:table-cell>
          <table:table-cell table:formula="of:=[.F10]/[.G10]" office:value-type="float" office:value="515.009628109406" calcext:value-type="float">
            <text:p>515.0096281094</text:p>
          </table:table-cell>
          <table:table-cell table:number-columns-repeated="3"/>
        </table:table-row>
        <table:table-row table:style-name="ro1">
          <table:table-cell office:value-type="float" office:value="-1.963495" calcext:value-type="float">
            <text:p>-1.96E+000</text:p>
          </table:table-cell>
          <table:table-cell office:value-type="float" office:value="-0.38268307" calcext:value-type="float">
            <text:p>-0.38268307</text:p>
          </table:table-cell>
          <table:table-cell office:value-type="float" office:value="-0.382679" calcext:value-type="float">
            <text:p>-3.83E-001</text:p>
          </table:table-cell>
          <table:table-cell table:formula="of:=COS([.A11])" office:value-type="float" office:value="-0.382683054966162" calcext:value-type="float">
            <text:p>-0.382683055</text:p>
          </table:table-cell>
          <table:table-cell table:formula="of:=ABS([.B11]-[.D11])" office:value-type="float" office:value="0.0000000150338375637382" calcext:value-type="float">
            <text:p>0.000000015</text:p>
          </table:table-cell>
          <table:table-cell table:formula="of:=ABS([.C11]-[.D11])" office:value-type="float" office:value="0.00000405496616245893" calcext:value-type="float">
            <text:p>0.000004055</text:p>
          </table:table-cell>
          <table:table-cell office:value-type="float" office:value="0.000000029802322" calcext:value-type="float">
            <text:p>2.98E-008</text:p>
          </table:table-cell>
          <table:table-cell table:formula="of:=[.E11]/[.G11]" office:value-type="float" office:value="0.504451886793862" calcext:value-type="float">
            <text:p>0.5044518868</text:p>
          </table:table-cell>
          <table:table-cell table:formula="of:=[.F11]/[.G11]" office:value-type="float" office:value="136.062088130547" calcext:value-type="float">
            <text:p>136.0620881305</text:p>
          </table:table-cell>
          <table:table-cell table:number-columns-repeated="3"/>
        </table:table-row>
        <table:table-row table:style-name="ro1">
          <table:table-cell office:value-type="float" office:value="-1.8325953" calcext:value-type="float">
            <text:p>-1.83E+000</text:p>
          </table:table-cell>
          <table:table-cell office:value-type="float" office:value="-0.2588187" calcext:value-type="float">
            <text:p>-0.2588187</text:p>
          </table:table-cell>
          <table:table-cell office:value-type="float" office:value="-0.258827" calcext:value-type="float">
            <text:p>-2.59E-001</text:p>
          </table:table-cell>
          <table:table-cell table:formula="of:=COS([.A12])" office:value-type="float" office:value="-0.258818644635402" calcext:value-type="float">
            <text:p>-0.2588186446</text:p>
          </table:table-cell>
          <table:table-cell table:formula="of:=ABS([.B12]-[.D12])" office:value-type="float" office:value="0.0000000553645980727602" calcext:value-type="float">
            <text:p>5.53645980727602E-008</text:p>
          </table:table-cell>
          <table:table-cell table:formula="of:=ABS([.C12]-[.D12])" office:value-type="float" office:value="0.00000835536459803388" calcext:value-type="float">
            <text:p>8.35536459803388E-006</text:p>
          </table:table-cell>
          <table:table-cell office:value-type="float" office:value="0.000000029802322" calcext:value-type="float">
            <text:p>2.98E-008</text:p>
          </table:table-cell>
          <table:table-cell table:formula="of:=[.E12]/[.G12]" office:value-type="float" office:value="1.85772766540675" calcext:value-type="float">
            <text:p>1.8577276654</text:p>
          </table:table-cell>
          <table:table-cell table:formula="of:=[.F12]/[.G12]" office:value-type="float" office:value="280.359516887103" calcext:value-type="float">
            <text:p>280.3595168871</text:p>
          </table:table-cell>
          <table:table-cell table:number-columns-repeated="3"/>
        </table:table-row>
        <table:table-row table:style-name="ro1">
          <table:table-cell office:value-type="float" office:value="-1.7016957" calcext:value-type="float">
            <text:p>-1.70E+000</text:p>
          </table:table-cell>
          <table:table-cell office:value-type="float" office:value="-0.13052584" calcext:value-type="float">
            <text:p>-0.13052584</text:p>
          </table:table-cell>
          <table:table-cell office:value-type="float" office:value="-0.130529" calcext:value-type="float">
            <text:p>-1.31E-001</text:p>
          </table:table-cell>
          <table:table-cell table:formula="of:=COS([.A13])" office:value-type="float" office:value="-0.130525874269159" calcext:value-type="float">
            <text:p>-0.1305258743</text:p>
          </table:table-cell>
          <table:table-cell table:formula="of:=ABS([.B13]-[.D13])" office:value-type="float" office:value="0.0000000342691591215249" calcext:value-type="float">
            <text:p>3.42691591215249E-008</text:p>
          </table:table-cell>
          <table:table-cell table:formula="of:=ABS([.C13]-[.D13])" office:value-type="float" office:value="0.00000312573084088052" calcext:value-type="float">
            <text:p>3.12573084088052E-006</text:p>
          </table:table-cell>
          <table:table-cell office:value-type="float" office:value="0.000000014901161" calcext:value-type="float">
            <text:p>1.49E-008</text:p>
          </table:table-cell>
          <table:table-cell table:formula="of:=[.E13]/[.G13]" office:value-type="float" office:value="2.29976436879817" calcext:value-type="float">
            <text:p>2.2997643688</text:p>
          </table:table-cell>
          <table:table-cell table:formula="of:=[.F13]/[.G13]" office:value-type="float" office:value="209.764248630058" calcext:value-type="float">
            <text:p>209.7642486301</text:p>
          </table:table-cell>
          <table:table-cell table:number-columns-repeated="3"/>
        </table:table-row>
        <table:table-row table:style-name="ro1">
          <table:table-cell office:value-type="float" office:value="-1.570796" calcext:value-type="float">
            <text:p>-1.57E+000</text:p>
          </table:table-cell>
          <table:table-cell table:style-name="ce1" office:value-type="float" office:value="0.0000003267949" calcext:value-type="float">
            <text:p>3.27E-007</text:p>
          </table:table-cell>
          <table:table-cell office:value-type="float" office:value="0.00000881628" calcext:value-type="float">
            <text:p>8.82E-006</text:p>
          </table:table-cell>
          <table:table-cell table:formula="of:=COS([.A14])" office:value-type="float" office:value="0.000000326794896538138" calcext:value-type="float">
            <text:p>3.26794896538138E-007</text:p>
          </table:table-cell>
          <table:table-cell table:formula="of:=ABS([.B14]-[.D14])" office:value-type="float" office:value="3.46186166603183E-015" calcext:value-type="float">
            <text:p>3.46186166603183E-015</text:p>
          </table:table-cell>
          <table:table-cell table:formula="of:=ABS([.C14]-[.D14])" office:value-type="float" office:value="0.00000848948510346186" calcext:value-type="float">
            <text:p>8.48948510346186E-006</text:p>
          </table:table-cell>
          <table:table-cell office:value-type="float" office:value="0.00000000000002842171" calcext:value-type="float">
            <text:p>2.84E-014</text:p>
          </table:table-cell>
          <table:table-cell table:formula="of:=[.E14]/[.G14]" office:value-type="float" office:value="0.12180342653668" calcext:value-type="float">
            <text:p>0.1218034265</text:p>
          </table:table-cell>
          <table:table-cell table:formula="of:=[.F14]/[.G14]" office:value-type="float" office:value="298697196.736645" calcext:value-type="float">
            <text:p>298697196.736645</text:p>
          </table:table-cell>
          <table:table-cell table:number-columns-repeated="3"/>
        </table:table-row>
        <table:table-row table:style-name="ro1">
          <table:table-cell office:value-type="float" office:value="-1.4398963" calcext:value-type="float">
            <text:p>-1.44E+000</text:p>
          </table:table-cell>
          <table:table-cell office:value-type="float" office:value="0.1305265" calcext:value-type="float">
            <text:p>0.1305265</text:p>
          </table:table-cell>
          <table:table-cell office:value-type="float" office:value="0.130472" calcext:value-type="float">
            <text:p>1.30E-001</text:p>
          </table:table-cell>
          <table:table-cell table:formula="of:=COS([.A15])" office:value-type="float" office:value="0.130526522267401" calcext:value-type="float">
            <text:p>0.1305265223</text:p>
          </table:table-cell>
          <table:table-cell table:formula="of:=ABS([.B15]-[.D15])" office:value-type="float" office:value="0.0000000222674006178369" calcext:value-type="float">
            <text:p>2.22674006178369E-008</text:p>
          </table:table-cell>
          <table:table-cell table:formula="of:=ABS([.C15]-[.D15])" office:value-type="float" office:value="0.0000545222674006029" calcext:value-type="float">
            <text:p>5.45222674006029E-005</text:p>
          </table:table-cell>
          <table:table-cell office:value-type="float" office:value="0.000000014901161" calcext:value-type="float">
            <text:p>1.49E-008</text:p>
          </table:table-cell>
          <table:table-cell table:formula="of:=[.E15]/[.G15]" office:value-type="float" office:value="1.49433997913565" calcext:value-type="float">
            <text:p>1.4943399791</text:p>
          </table:table-cell>
          <table:table-cell table:formula="of:=[.F15]/[.G15]" office:value-type="float" office:value="3658.9274755573" calcext:value-type="float">
            <text:p>3658.9274755573</text:p>
          </table:table-cell>
          <table:table-cell table:number-columns-repeated="3"/>
        </table:table-row>
        <table:table-row table:style-name="ro1">
          <table:table-cell office:value-type="float" office:value="-1.3089967" calcext:value-type="float">
            <text:p>-1.31E+000</text:p>
          </table:table-cell>
          <table:table-cell office:value-type="float" office:value="0.2588193" calcext:value-type="float">
            <text:p>0.2588193</text:p>
          </table:table-cell>
          <table:table-cell office:value-type="float" office:value="0.258848" calcext:value-type="float">
            <text:p>2.59E-001</text:p>
          </table:table-cell>
          <table:table-cell table:formula="of:=COS([.A16])" office:value-type="float" office:value="0.258819275954678" calcext:value-type="float">
            <text:p>0.258819276</text:p>
          </table:table-cell>
          <table:table-cell table:formula="of:=ABS([.B16]-[.D16])" office:value-type="float" office:value="0.0000000240453220667902" calcext:value-type="float">
            <text:p>0.000000024</text:p>
          </table:table-cell>
          <table:table-cell table:formula="of:=ABS([.C16]-[.D16])" office:value-type="float" office:value="0.0000287240453220594" calcext:value-type="float">
            <text:p>0.000028724</text:p>
          </table:table-cell>
          <table:table-cell office:value-type="float" office:value="0.000000029802322" calcext:value-type="float">
            <text:p>2.98E-008</text:p>
          </table:table-cell>
          <table:table-cell table:formula="of:=[.E16]/[.G16]" office:value-type="float" office:value="0.806827134704142" calcext:value-type="float">
            <text:p>0.8068271347</text:p>
          </table:table-cell>
          <table:table-cell table:formula="of:=[.F16]/[.G16]" office:value-type="float" office:value="963.819038062182" calcext:value-type="float">
            <text:p>963.8190380622</text:p>
          </table:table-cell>
          <table:table-cell table:number-columns-repeated="3"/>
        </table:table-row>
        <table:table-row table:style-name="ro1">
          <table:table-cell office:value-type="float" office:value="-1.178097" calcext:value-type="float">
            <text:p>-1.18E+000</text:p>
          </table:table-cell>
          <table:table-cell office:value-type="float" office:value="0.38268366" calcext:value-type="float">
            <text:p>0.38268366</text:p>
          </table:table-cell>
          <table:table-cell office:value-type="float" office:value="0.382711" calcext:value-type="float">
            <text:p>3.83E-001</text:p>
          </table:table-cell>
          <table:table-cell table:formula="of:=COS([.A17])" office:value-type="float" office:value="0.382683658804416" calcext:value-type="float">
            <text:p>0.3826836588</text:p>
          </table:table-cell>
          <table:table-cell table:formula="of:=ABS([.B17]-[.D17])" office:value-type="float" office:value="0.0000000011955844092526" calcext:value-type="float">
            <text:p>1.1955844092526E-009</text:p>
          </table:table-cell>
          <table:table-cell table:formula="of:=ABS([.C17]-[.D17])" office:value-type="float" office:value="0.0000273411955843961" calcext:value-type="float">
            <text:p>2.73411955843961E-005</text:p>
          </table:table-cell>
          <table:table-cell office:value-type="float" office:value="0.000000029802322" calcext:value-type="float">
            <text:p>2.98E-008</text:p>
          </table:table-cell>
          <table:table-cell table:formula="of:=[.E17]/[.G17]" office:value-type="float" office:value="0.0401171562824066" calcext:value-type="float">
            <text:p>0.0401171563</text:p>
          </table:table-cell>
          <table:table-cell table:formula="of:=[.F17]/[.G17]" office:value-type="float" office:value="917.418299969918" calcext:value-type="float">
            <text:p>917.4182999699</text:p>
          </table:table-cell>
          <table:table-cell table:number-columns-repeated="3"/>
        </table:table-row>
        <table:table-row table:style-name="ro1">
          <table:table-cell office:value-type="float" office:value="-1.0471973" calcext:value-type="float">
            <text:p>-1.05E+000</text:p>
          </table:table-cell>
          <table:table-cell office:value-type="float" office:value="0.5000002" calcext:value-type="float">
            <text:p>0.5000002</text:p>
          </table:table-cell>
          <table:table-cell office:value-type="float" office:value="0.499999" calcext:value-type="float">
            <text:p>5.00E-001</text:p>
          </table:table-cell>
          <table:table-cell table:formula="of:=COS([.A18])" office:value-type="float" office:value="0.500000217542619" calcext:value-type="float">
            <text:p>0.5000002175</text:p>
          </table:table-cell>
          <table:table-cell table:formula="of:=ABS([.B18]-[.D18])" office:value-type="float" office:value="0.0000000175426191351136" calcext:value-type="float">
            <text:p>1.75426191351136E-008</text:p>
          </table:table-cell>
          <table:table-cell table:formula="of:=ABS([.C18]-[.D18])" office:value-type="float" office:value="0.00000121754261916962" calcext:value-type="float">
            <text:p>1.21754261916962E-006</text:p>
          </table:table-cell>
          <table:table-cell office:value-type="float" office:value="0.000000059604645" calcext:value-type="float">
            <text:p>5.96E-008</text:p>
          </table:table-cell>
          <table:table-cell table:formula="of:=[.E18]/[.G18]" office:value-type="float" office:value="0.294316309326455" calcext:value-type="float">
            <text:p>0.2943163093</text:p>
          </table:table-cell>
          <table:table-cell table:formula="of:=[.F18]/[.G18]" office:value-type="float" office:value="20.4269754340391" calcext:value-type="float">
            <text:p>20.426975434</text:p>
          </table:table-cell>
          <table:table-cell table:number-columns-repeated="3"/>
        </table:table-row>
        <table:table-row table:style-name="ro1">
          <table:table-cell office:value-type="float" office:value="-0.9162977" calcext:value-type="float">
            <text:p>-9.16E-001</text:p>
          </table:table-cell>
          <table:table-cell office:value-type="float" office:value="0.60876155" calcext:value-type="float">
            <text:p>0.60876155</text:p>
          </table:table-cell>
          <table:table-cell office:value-type="float" office:value="0.608761" calcext:value-type="float">
            <text:p>6.09E-001</text:p>
          </table:table-cell>
          <table:table-cell table:formula="of:=COS([.A19])" office:value-type="float" office:value="0.608761553800832" calcext:value-type="float">
            <text:p>0.6087615538</text:p>
          </table:table-cell>
          <table:table-cell table:formula="of:=ABS([.B19]-[.D19])" office:value-type="float" office:value="0.00000000380083176043655" calcext:value-type="float">
            <text:p>3.80083176043655E-009</text:p>
          </table:table-cell>
          <table:table-cell table:formula="of:=ABS([.C19]-[.D19])" office:value-type="float" office:value="0.000000553800831748497" calcext:value-type="float">
            <text:p>5.53800831748497E-007</text:p>
          </table:table-cell>
          <table:table-cell office:value-type="float" office:value="0.000000059604645" calcext:value-type="float">
            <text:p>5.96E-008</text:p>
          </table:table-cell>
          <table:table-cell table:formula="of:=[.E19]/[.G19]" office:value-type="float" office:value="0.0637673751842084" calcext:value-type="float">
            <text:p>0.0637673752</text:p>
          </table:table-cell>
          <table:table-cell table:formula="of:=[.F19]/[.G19]" office:value-type="float" office:value="9.29123614021183" calcext:value-type="float">
            <text:p>9.2912361402</text:p>
          </table:table-cell>
          <table:table-cell table:number-columns-repeated="3"/>
        </table:table-row>
        <table:table-row table:style-name="ro1">
          <table:table-cell office:value-type="float" office:value="-0.785398" calcext:value-type="float">
            <text:p>-7.85E-001</text:p>
          </table:table-cell>
          <table:table-cell office:value-type="float" office:value="0.7071069" calcext:value-type="float">
            <text:p>0.7071069</text:p>
          </table:table-cell>
          <table:table-cell office:value-type="float" office:value="0.707109" calcext:value-type="float">
            <text:p>7.07E-001</text:p>
          </table:table-cell>
          <table:table-cell table:formula="of:=COS([.A20])" office:value-type="float" office:value="0.707106896725982" calcext:value-type="float">
            <text:p>0.7071068967</text:p>
          </table:table-cell>
          <table:table-cell table:formula="of:=ABS([.B20]-[.D20])" office:value-type="float" office:value="0.00000000327401816768713" calcext:value-type="float">
            <text:p>3.27401816768713E-009</text:p>
          </table:table-cell>
          <table:table-cell table:formula="of:=ABS([.C20]-[.D20])" office:value-type="float" office:value="0.00000210327401817256" calcext:value-type="float">
            <text:p>2.10327401817256E-006</text:p>
          </table:table-cell>
          <table:table-cell office:value-type="float" office:value="0.000000059604645" calcext:value-type="float">
            <text:p>5.96E-008</text:p>
          </table:table-cell>
          <table:table-cell table:formula="of:=[.E20]/[.G20]" office:value-type="float" office:value="0.0549289097802215" calcext:value-type="float">
            <text:p>0.0549289098</text:p>
          </table:table-cell>
          <table:table-cell table:formula="of:=[.F20]/[.G20]" office:value-type="float" office:value="35.287082377096" calcext:value-type="float">
            <text:p>35.2870823771</text:p>
          </table:table-cell>
          <table:table-cell table:number-columns-repeated="3"/>
        </table:table-row>
        <table:table-row table:style-name="ro1">
          <table:table-cell office:value-type="float" office:value="-0.65449834" calcext:value-type="float">
            <text:p>-6.54E-001</text:p>
          </table:table-cell>
          <table:table-cell office:value-type="float" office:value="0.7933534" calcext:value-type="float">
            <text:p>0.7933534</text:p>
          </table:table-cell>
          <table:table-cell office:value-type="float" office:value="0.793361" calcext:value-type="float">
            <text:p>7.93E-001</text:p>
          </table:table-cell>
          <table:table-cell table:formula="of:=COS([.A21])" office:value-type="float" office:value="0.793353419124539" calcext:value-type="float">
            <text:p>0.7933534191</text:p>
          </table:table-cell>
          <table:table-cell table:formula="of:=ABS([.B21]-[.D21])" office:value-type="float" office:value="0.0000000191245390634975" calcext:value-type="float">
            <text:p>1.91245390634975E-008</text:p>
          </table:table-cell>
          <table:table-cell table:formula="of:=ABS([.C21]-[.D21])" office:value-type="float" office:value="0.000007580875460933" calcext:value-type="float">
            <text:p>7.580875460933E-006</text:p>
          </table:table-cell>
          <table:table-cell office:value-type="float" office:value="0.000000059604645" calcext:value-type="float">
            <text:p>5.96E-008</text:p>
          </table:table-cell>
          <table:table-cell table:formula="of:=[.E21]/[.G21]" office:value-type="float" office:value="0.320856521559646" calcext:value-type="float">
            <text:p>0.3208565216</text:p>
          </table:table-cell>
          <table:table-cell table:formula="of:=[.F21]/[.G21]" office:value-type="float" office:value="127.185984597895" calcext:value-type="float">
            <text:p>127.1859845979</text:p>
          </table:table-cell>
          <table:table-cell table:number-columns-repeated="3"/>
        </table:table-row>
        <table:table-row table:style-name="ro1">
          <table:table-cell office:value-type="float" office:value="-0.5235987" calcext:value-type="float">
            <text:p>-5.24E-001</text:p>
          </table:table-cell>
          <table:table-cell office:value-type="float" office:value="0.86602545" calcext:value-type="float">
            <text:p>0.86602545</text:p>
          </table:table-cell>
          <table:table-cell office:value-type="float" office:value="0.866025" calcext:value-type="float">
            <text:p>8.66E-001</text:p>
          </table:table-cell>
          <table:table-cell table:formula="of:=COS([.A22])" office:value-type="float" office:value="0.866025441583586" calcext:value-type="float">
            <text:p>0.8660254416</text:p>
          </table:table-cell>
          <table:table-cell table:formula="of:=ABS([.B22]-[.D22])" office:value-type="float" office:value="0.00000000841641434323748" calcext:value-type="float">
            <text:p>8.41641434323748E-009</text:p>
          </table:table-cell>
          <table:table-cell table:formula="of:=ABS([.C22]-[.D22])" office:value-type="float" office:value="0.000000441583585697458" calcext:value-type="float">
            <text:p>4.41583585697458E-007</text:p>
          </table:table-cell>
          <table:table-cell office:value-type="float" office:value="0.000000059604645" calcext:value-type="float">
            <text:p>5.96E-008</text:p>
          </table:table-cell>
          <table:table-cell table:formula="of:=[.E22]/[.G22]" office:value-type="float" office:value="0.141204000849891" calcext:value-type="float">
            <text:p>0.1412040008</text:p>
          </table:table-cell>
          <table:table-cell table:formula="of:=[.F22]/[.G22]" office:value-type="float" office:value="7.40854317138301" calcext:value-type="float">
            <text:p>7.4085431714</text:p>
          </table:table-cell>
          <table:table-cell table:number-columns-repeated="3"/>
        </table:table-row>
        <table:table-row table:style-name="ro1">
          <table:table-cell office:value-type="float" office:value="-0.392699" calcext:value-type="float">
            <text:p>-3.93E-001</text:p>
          </table:table-cell>
          <table:table-cell office:value-type="float" office:value="0.92387956" calcext:value-type="float">
            <text:p>0.92387956</text:p>
          </table:table-cell>
          <table:table-cell office:value-type="float" office:value="0.92388" calcext:value-type="float">
            <text:p>9.24E-001</text:p>
          </table:table-cell>
          <table:table-cell table:formula="of:=COS([.A23])" office:value-type="float" office:value="0.923879563776032" calcext:value-type="float">
            <text:p>0.9238795638</text:p>
          </table:table-cell>
          <table:table-cell table:formula="of:=ABS([.B23]-[.D23])" office:value-type="float" office:value="0.00000000377603182055708" calcext:value-type="float">
            <text:p>3.77603182055708E-009</text:p>
          </table:table-cell>
          <table:table-cell table:formula="of:=ABS([.C23]-[.D23])" office:value-type="float" office:value="0.000000436223968169891" calcext:value-type="float">
            <text:p>4.36223968169891E-007</text:p>
          </table:table-cell>
          <table:table-cell office:value-type="float" office:value="0.000000059604645" calcext:value-type="float">
            <text:p>5.96E-008</text:p>
          </table:table-cell>
          <table:table-cell table:formula="of:=[.E23]/[.G23]" office:value-type="float" office:value="0.0633513012376314" calcext:value-type="float">
            <text:p>0.0633513012</text:p>
          </table:table-cell>
          <table:table-cell table:formula="of:=[.F23]/[.G23]" office:value-type="float" office:value="7.31862371078447" calcext:value-type="float">
            <text:p>7.3186237108</text:p>
          </table:table-cell>
          <table:table-cell table:number-columns-repeated="3"/>
        </table:table-row>
        <table:table-row table:style-name="ro1">
          <table:table-cell office:value-type="float" office:value="-0.26179934" calcext:value-type="float">
            <text:p>-2.62E-001</text:p>
          </table:table-cell>
          <table:table-cell office:value-type="float" office:value="0.9659258" calcext:value-type="float">
            <text:p>0.9659258</text:p>
          </table:table-cell>
          <table:table-cell office:value-type="float" office:value="0.965926" calcext:value-type="float">
            <text:p>9.66E-001</text:p>
          </table:table-cell>
          <table:table-cell table:formula="of:=COS([.A24])" office:value-type="float" office:value="0.965925838660397" calcext:value-type="float">
            <text:p>0.9659258387</text:p>
          </table:table-cell>
          <table:table-cell table:formula="of:=ABS([.B24]-[.D24])" office:value-type="float" office:value="0.0000000386603974389388" calcext:value-type="float">
            <text:p>3.86603974389388E-008</text:p>
          </table:table-cell>
          <table:table-cell table:formula="of:=ABS([.C24]-[.D24])" office:value-type="float" office:value="0.000000161339602566812" calcext:value-type="float">
            <text:p>1.61339602566812E-007</text:p>
          </table:table-cell>
          <table:table-cell office:value-type="float" office:value="0.000000059604645" calcext:value-type="float">
            <text:p>5.96E-008</text:p>
          </table:table-cell>
          <table:table-cell table:formula="of:=[.E24]/[.G24]" office:value-type="float" office:value="0.648613836034738" calcext:value-type="float">
            <text:p>0.648613836</text:p>
          </table:table-cell>
          <table:table-cell table:formula="of:=[.F24]/[.G24]" office:value-type="float" office:value="2.70682935141737" calcext:value-type="float">
            <text:p>2.7068293514</text:p>
          </table:table-cell>
          <table:table-cell table:number-columns-repeated="3"/>
        </table:table-row>
        <table:table-row table:style-name="ro1">
          <table:table-cell office:value-type="float" office:value="-0.13089967" calcext:value-type="float">
            <text:p>-1.31E-001</text:p>
          </table:table-cell>
          <table:table-cell office:value-type="float" office:value="0.9914448" calcext:value-type="float">
            <text:p>0.9914448</text:p>
          </table:table-cell>
          <table:table-cell office:value-type="float" office:value="0.991445" calcext:value-type="float">
            <text:p>9.91E-001</text:p>
          </table:table-cell>
          <table:table-cell table:formula="of:=COS([.A25])" office:value-type="float" office:value="0.991444864493331" calcext:value-type="float">
            <text:p>0.9914448645</text:p>
          </table:table-cell>
          <table:table-cell table:formula="of:=ABS([.B25]-[.D25])" office:value-type="float" office:value="0.0000000644933306759299" calcext:value-type="float">
            <text:p>6.44933306759299E-008</text:p>
          </table:table-cell>
          <table:table-cell table:formula="of:=ABS([.C25]-[.D25])" office:value-type="float" office:value="0.000000135506669329821" calcext:value-type="float">
            <text:p>1.35506669329821E-007</text:p>
          </table:table-cell>
          <table:table-cell office:value-type="float" office:value="0.000000059604645" calcext:value-type="float">
            <text:p>5.96E-008</text:p>
          </table:table-cell>
          <table:table-cell table:formula="of:=[.E25]/[.G25]" office:value-type="float" office:value="1.08201853523211" calcext:value-type="float">
            <text:p>1.0820185352</text:p>
          </table:table-cell>
          <table:table-cell table:formula="of:=[.F25]/[.G25]" office:value-type="float" office:value="2.27342465222" calcext:value-type="float">
            <text:p>2.273424652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E+000</text:p>
          </table:table-cell>
          <table:table-cell table:formula="of:=COS([.A26])" office:value-type="float" office:value="1" calcext:value-type="float">
            <text:p>1</text:p>
          </table:table-cell>
          <table:table-cell table:formula="of:=ABS([.B26]-[.D26])" office:value-type="float" office:value="0" calcext:value-type="float">
            <text:p>0</text:p>
          </table:table-cell>
          <table:table-cell table:formula="of:=ABS([.C26]-[.D26])" office:value-type="float" office:value="0" calcext:value-type="float">
            <text:p>0</text:p>
          </table:table-cell>
          <table:table-cell office:value-type="float" office:value="0.00000011920929" calcext:value-type="float">
            <text:p>1.19E-007</text:p>
          </table:table-cell>
          <table:table-cell table:formula="of:=[.E26]/[.G26]" office:value-type="float" office:value="0" calcext:value-type="float">
            <text:p>0</text:p>
          </table:table-cell>
          <table:table-cell table:formula="of:=[.F26]/[.G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3089967" calcext:value-type="float">
            <text:p>1.31E-001</text:p>
          </table:table-cell>
          <table:table-cell office:value-type="float" office:value="0.9914448" calcext:value-type="float">
            <text:p>0.9914448</text:p>
          </table:table-cell>
          <table:table-cell office:value-type="float" office:value="0.991445" calcext:value-type="float">
            <text:p>9.91E-001</text:p>
          </table:table-cell>
          <table:table-cell table:formula="of:=COS([.A27])" office:value-type="float" office:value="0.991444864493331" calcext:value-type="float">
            <text:p>0.9914448645</text:p>
          </table:table-cell>
          <table:table-cell table:formula="of:=ABS([.B27]-[.D27])" office:value-type="float" office:value="0.0000000644933306759299" calcext:value-type="float">
            <text:p>6.44933306759299E-008</text:p>
          </table:table-cell>
          <table:table-cell table:formula="of:=ABS([.C27]-[.D27])" office:value-type="float" office:value="0.000000135506669329821" calcext:value-type="float">
            <text:p>1.35506669329821E-007</text:p>
          </table:table-cell>
          <table:table-cell office:value-type="float" office:value="0.000000059604645" calcext:value-type="float">
            <text:p>5.96E-008</text:p>
          </table:table-cell>
          <table:table-cell table:formula="of:=[.E27]/[.G27]" office:value-type="float" office:value="1.08201853523211" calcext:value-type="float">
            <text:p>1.0820185352</text:p>
          </table:table-cell>
          <table:table-cell table:formula="of:=[.F27]/[.G27]" office:value-type="float" office:value="2.27342465222" calcext:value-type="float">
            <text:p>2.2734246522</text:p>
          </table:table-cell>
          <table:table-cell table:number-columns-repeated="3"/>
        </table:table-row>
        <table:table-row table:style-name="ro1">
          <table:table-cell office:value-type="float" office:value="0.26179934" calcext:value-type="float">
            <text:p>2.62E-001</text:p>
          </table:table-cell>
          <table:table-cell office:value-type="float" office:value="0.9659258" calcext:value-type="float">
            <text:p>0.9659258</text:p>
          </table:table-cell>
          <table:table-cell office:value-type="float" office:value="0.965926" calcext:value-type="float">
            <text:p>9.66E-001</text:p>
          </table:table-cell>
          <table:table-cell table:formula="of:=COS([.A28])" office:value-type="float" office:value="0.965925838660397" calcext:value-type="float">
            <text:p>0.9659258387</text:p>
          </table:table-cell>
          <table:table-cell table:formula="of:=ABS([.B28]-[.D28])" office:value-type="float" office:value="0.0000000386603974389388" calcext:value-type="float">
            <text:p>3.86603974389388E-008</text:p>
          </table:table-cell>
          <table:table-cell table:formula="of:=ABS([.C28]-[.D28])" office:value-type="float" office:value="0.000000161339602566812" calcext:value-type="float">
            <text:p>1.61339602566812E-007</text:p>
          </table:table-cell>
          <table:table-cell office:value-type="float" office:value="0.000000059604645" calcext:value-type="float">
            <text:p>5.96E-008</text:p>
          </table:table-cell>
          <table:table-cell table:formula="of:=[.E28]/[.G28]" office:value-type="float" office:value="0.648613836034738" calcext:value-type="float">
            <text:p>0.648613836</text:p>
          </table:table-cell>
          <table:table-cell table:formula="of:=[.F28]/[.G28]" office:value-type="float" office:value="2.70682935141737" calcext:value-type="float">
            <text:p>2.7068293514</text:p>
          </table:table-cell>
          <table:table-cell table:number-columns-repeated="3"/>
        </table:table-row>
        <table:table-row table:style-name="ro1">
          <table:table-cell office:value-type="float" office:value="0.392699" calcext:value-type="float">
            <text:p>3.93E-001</text:p>
          </table:table-cell>
          <table:table-cell office:value-type="float" office:value="0.92387956" calcext:value-type="float">
            <text:p>0.92387956</text:p>
          </table:table-cell>
          <table:table-cell office:value-type="float" office:value="0.92388" calcext:value-type="float">
            <text:p>9.24E-001</text:p>
          </table:table-cell>
          <table:table-cell table:formula="of:=COS([.A29])" office:value-type="float" office:value="0.923879563776032" calcext:value-type="float">
            <text:p>0.9238795638</text:p>
          </table:table-cell>
          <table:table-cell table:formula="of:=ABS([.B29]-[.D29])" office:value-type="float" office:value="0.00000000377603182055708" calcext:value-type="float">
            <text:p>3.77603182055708E-009</text:p>
          </table:table-cell>
          <table:table-cell table:formula="of:=ABS([.C29]-[.D29])" office:value-type="float" office:value="0.000000436223968169891" calcext:value-type="float">
            <text:p>4.36223968169891E-007</text:p>
          </table:table-cell>
          <table:table-cell office:value-type="float" office:value="0.000000059604645" calcext:value-type="float">
            <text:p>5.96E-008</text:p>
          </table:table-cell>
          <table:table-cell table:formula="of:=[.E29]/[.G29]" office:value-type="float" office:value="0.0633513012376314" calcext:value-type="float">
            <text:p>0.0633513012</text:p>
          </table:table-cell>
          <table:table-cell table:formula="of:=[.F29]/[.G29]" office:value-type="float" office:value="7.31862371078447" calcext:value-type="float">
            <text:p>7.3186237108</text:p>
          </table:table-cell>
          <table:table-cell table:number-columns-repeated="3"/>
        </table:table-row>
        <table:table-row table:style-name="ro1">
          <table:table-cell office:value-type="float" office:value="0.5235987" calcext:value-type="float">
            <text:p>5.24E-001</text:p>
          </table:table-cell>
          <table:table-cell office:value-type="float" office:value="0.86602545" calcext:value-type="float">
            <text:p>0.86602545</text:p>
          </table:table-cell>
          <table:table-cell office:value-type="float" office:value="0.866025" calcext:value-type="float">
            <text:p>8.66E-001</text:p>
          </table:table-cell>
          <table:table-cell table:formula="of:=COS([.A30])" office:value-type="float" office:value="0.866025441583586" calcext:value-type="float">
            <text:p>0.8660254416</text:p>
          </table:table-cell>
          <table:table-cell table:formula="of:=ABS([.B30]-[.D30])" office:value-type="float" office:value="0.00000000841641434323748" calcext:value-type="float">
            <text:p>8.41641434323748E-009</text:p>
          </table:table-cell>
          <table:table-cell table:formula="of:=ABS([.C30]-[.D30])" office:value-type="float" office:value="0.000000441583585697458" calcext:value-type="float">
            <text:p>4.41583585697458E-007</text:p>
          </table:table-cell>
          <table:table-cell office:value-type="float" office:value="0.000000059604645" calcext:value-type="float">
            <text:p>5.96E-008</text:p>
          </table:table-cell>
          <table:table-cell table:formula="of:=[.E30]/[.G30]" office:value-type="float" office:value="0.141204000849891" calcext:value-type="float">
            <text:p>0.1412040008</text:p>
          </table:table-cell>
          <table:table-cell table:formula="of:=[.F30]/[.G30]" office:value-type="float" office:value="7.40854317138301" calcext:value-type="float">
            <text:p>7.4085431714</text:p>
          </table:table-cell>
          <table:table-cell table:number-columns-repeated="3"/>
        </table:table-row>
        <table:table-row table:style-name="ro1">
          <table:table-cell office:value-type="float" office:value="0.65449834" calcext:value-type="float">
            <text:p>6.54E-001</text:p>
          </table:table-cell>
          <table:table-cell office:value-type="float" office:value="0.7933534" calcext:value-type="float">
            <text:p>0.7933534</text:p>
          </table:table-cell>
          <table:table-cell office:value-type="float" office:value="0.793361" calcext:value-type="float">
            <text:p>7.93E-001</text:p>
          </table:table-cell>
          <table:table-cell table:formula="of:=COS([.A31])" office:value-type="float" office:value="0.793353419124539" calcext:value-type="float">
            <text:p>0.7933534191</text:p>
          </table:table-cell>
          <table:table-cell table:formula="of:=ABS([.B31]-[.D31])" office:value-type="float" office:value="0.0000000191245390634975" calcext:value-type="float">
            <text:p>1.91245390634975E-008</text:p>
          </table:table-cell>
          <table:table-cell table:formula="of:=ABS([.C31]-[.D31])" office:value-type="float" office:value="0.000007580875460933" calcext:value-type="float">
            <text:p>7.580875460933E-006</text:p>
          </table:table-cell>
          <table:table-cell office:value-type="float" office:value="0.000000059604645" calcext:value-type="float">
            <text:p>5.96E-008</text:p>
          </table:table-cell>
          <table:table-cell table:formula="of:=[.E31]/[.G31]" office:value-type="float" office:value="0.320856521559646" calcext:value-type="float">
            <text:p>0.3208565216</text:p>
          </table:table-cell>
          <table:table-cell table:formula="of:=[.F31]/[.G31]" office:value-type="float" office:value="127.185984597895" calcext:value-type="float">
            <text:p>127.1859845979</text:p>
          </table:table-cell>
          <table:table-cell table:number-columns-repeated="3"/>
        </table:table-row>
        <table:table-row table:style-name="ro1">
          <table:table-cell office:value-type="float" office:value="0.785398" calcext:value-type="float">
            <text:p>7.85E-001</text:p>
          </table:table-cell>
          <table:table-cell office:value-type="float" office:value="0.7071069" calcext:value-type="float">
            <text:p>0.7071069</text:p>
          </table:table-cell>
          <table:table-cell office:value-type="float" office:value="0.707109" calcext:value-type="float">
            <text:p>7.07E-001</text:p>
          </table:table-cell>
          <table:table-cell table:formula="of:=COS([.A32])" office:value-type="float" office:value="0.707106896725982" calcext:value-type="float">
            <text:p>0.7071068967</text:p>
          </table:table-cell>
          <table:table-cell table:formula="of:=ABS([.B32]-[.D32])" office:value-type="float" office:value="0.00000000327401816768713" calcext:value-type="float">
            <text:p>3.27401816768713E-009</text:p>
          </table:table-cell>
          <table:table-cell table:formula="of:=ABS([.C32]-[.D32])" office:value-type="float" office:value="0.00000210327401817256" calcext:value-type="float">
            <text:p>2.10327401817256E-006</text:p>
          </table:table-cell>
          <table:table-cell office:value-type="float" office:value="0.000000059604645" calcext:value-type="float">
            <text:p>5.96E-008</text:p>
          </table:table-cell>
          <table:table-cell table:formula="of:=[.E32]/[.G32]" office:value-type="float" office:value="0.0549289097802215" calcext:value-type="float">
            <text:p>0.0549289098</text:p>
          </table:table-cell>
          <table:table-cell table:formula="of:=[.F32]/[.G32]" office:value-type="float" office:value="35.287082377096" calcext:value-type="float">
            <text:p>35.2870823771</text:p>
          </table:table-cell>
          <table:table-cell table:number-columns-repeated="3"/>
        </table:table-row>
        <table:table-row table:style-name="ro1">
          <table:table-cell office:value-type="float" office:value="0.9162977" calcext:value-type="float">
            <text:p>9.16E-001</text:p>
          </table:table-cell>
          <table:table-cell office:value-type="float" office:value="0.60876155" calcext:value-type="float">
            <text:p>0.60876155</text:p>
          </table:table-cell>
          <table:table-cell office:value-type="float" office:value="0.608761" calcext:value-type="float">
            <text:p>6.09E-001</text:p>
          </table:table-cell>
          <table:table-cell table:formula="of:=COS([.A33])" office:value-type="float" office:value="0.608761553800832" calcext:value-type="float">
            <text:p>0.6087615538</text:p>
          </table:table-cell>
          <table:table-cell table:formula="of:=ABS([.B33]-[.D33])" office:value-type="float" office:value="0.00000000380083176043655" calcext:value-type="float">
            <text:p>3.80083176043655E-009</text:p>
          </table:table-cell>
          <table:table-cell table:formula="of:=ABS([.C33]-[.D33])" office:value-type="float" office:value="0.000000553800831748497" calcext:value-type="float">
            <text:p>5.53800831748497E-007</text:p>
          </table:table-cell>
          <table:table-cell office:value-type="float" office:value="0.000000059604645" calcext:value-type="float">
            <text:p>5.96E-008</text:p>
          </table:table-cell>
          <table:table-cell table:formula="of:=[.E33]/[.G33]" office:value-type="float" office:value="0.0637673751842084" calcext:value-type="float">
            <text:p>0.0637673752</text:p>
          </table:table-cell>
          <table:table-cell table:formula="of:=[.F33]/[.G33]" office:value-type="float" office:value="9.29123614021183" calcext:value-type="float">
            <text:p>9.2912361402</text:p>
          </table:table-cell>
          <table:table-cell table:number-columns-repeated="3"/>
        </table:table-row>
        <table:table-row table:style-name="ro1">
          <table:table-cell office:value-type="float" office:value="1.0471973" calcext:value-type="float">
            <text:p>1.05E+000</text:p>
          </table:table-cell>
          <table:table-cell office:value-type="float" office:value="0.5000002" calcext:value-type="float">
            <text:p>0.5000002</text:p>
          </table:table-cell>
          <table:table-cell office:value-type="float" office:value="0.499999" calcext:value-type="float">
            <text:p>5.00E-001</text:p>
          </table:table-cell>
          <table:table-cell table:formula="of:=COS([.A34])" office:value-type="float" office:value="0.500000217542619" calcext:value-type="float">
            <text:p>0.5000002175</text:p>
          </table:table-cell>
          <table:table-cell table:formula="of:=ABS([.B34]-[.D34])" office:value-type="float" office:value="0.0000000175426191351136" calcext:value-type="float">
            <text:p>1.75426191351136E-008</text:p>
          </table:table-cell>
          <table:table-cell table:formula="of:=ABS([.C34]-[.D34])" office:value-type="float" office:value="0.00000121754261916962" calcext:value-type="float">
            <text:p>1.21754261916962E-006</text:p>
          </table:table-cell>
          <table:table-cell office:value-type="float" office:value="0.000000059604645" calcext:value-type="float">
            <text:p>5.96E-008</text:p>
          </table:table-cell>
          <table:table-cell table:formula="of:=[.E34]/[.G34]" office:value-type="float" office:value="0.294316309326455" calcext:value-type="float">
            <text:p>0.2943163093</text:p>
          </table:table-cell>
          <table:table-cell table:formula="of:=[.F34]/[.G34]" office:value-type="float" office:value="20.4269754340391" calcext:value-type="float">
            <text:p>20.426975434</text:p>
          </table:table-cell>
          <table:table-cell table:number-columns-repeated="3"/>
        </table:table-row>
        <table:table-row table:style-name="ro1">
          <table:table-cell office:value-type="float" office:value="1.178097" calcext:value-type="float">
            <text:p>1.18E+000</text:p>
          </table:table-cell>
          <table:table-cell office:value-type="float" office:value="0.38268366" calcext:value-type="float">
            <text:p>0.38268366</text:p>
          </table:table-cell>
          <table:table-cell office:value-type="float" office:value="0.382711" calcext:value-type="float">
            <text:p>3.83E-001</text:p>
          </table:table-cell>
          <table:table-cell table:formula="of:=COS([.A35])" office:value-type="float" office:value="0.382683658804416" calcext:value-type="float">
            <text:p>0.3826836588</text:p>
          </table:table-cell>
          <table:table-cell table:formula="of:=ABS([.B35]-[.D35])" office:value-type="float" office:value="0.0000000011955844092526" calcext:value-type="float">
            <text:p>1.1955844092526E-009</text:p>
          </table:table-cell>
          <table:table-cell table:formula="of:=ABS([.C35]-[.D35])" office:value-type="float" office:value="0.0000273411955843961" calcext:value-type="float">
            <text:p>2.73411955843961E-005</text:p>
          </table:table-cell>
          <table:table-cell office:value-type="float" office:value="0.000000029802322" calcext:value-type="float">
            <text:p>2.98E-008</text:p>
          </table:table-cell>
          <table:table-cell table:formula="of:=[.E35]/[.G35]" office:value-type="float" office:value="0.0401171562824066" calcext:value-type="float">
            <text:p>0.0401171563</text:p>
          </table:table-cell>
          <table:table-cell table:formula="of:=[.F35]/[.G35]" office:value-type="float" office:value="917.418299969918" calcext:value-type="float">
            <text:p>917.4182999699</text:p>
          </table:table-cell>
          <table:table-cell table:number-columns-repeated="2"/>
          <table:table-cell office:value-type="string" calcext:value-type="string">
            <text:p>EN MOYENNE ERREUR JAVA=e-008</text:p>
          </table:table-cell>
        </table:table-row>
        <table:table-row table:style-name="ro1">
          <table:table-cell office:value-type="float" office:value="1.3089967" calcext:value-type="float">
            <text:p>1.31E+000</text:p>
          </table:table-cell>
          <table:table-cell office:value-type="float" office:value="0.2588193" calcext:value-type="float">
            <text:p>0.2588193</text:p>
          </table:table-cell>
          <table:table-cell office:value-type="float" office:value="0.258848" calcext:value-type="float">
            <text:p>2.59E-001</text:p>
          </table:table-cell>
          <table:table-cell table:formula="of:=COS([.A36])" office:value-type="float" office:value="0.258819275954678" calcext:value-type="float">
            <text:p>0.258819276</text:p>
          </table:table-cell>
          <table:table-cell table:formula="of:=ABS([.B36]-[.D36])" office:value-type="float" office:value="0.0000000240453220667902" calcext:value-type="float">
            <text:p>0.000000024</text:p>
          </table:table-cell>
          <table:table-cell table:formula="of:=ABS([.C36]-[.D36])" office:value-type="float" office:value="0.0000287240453220594" calcext:value-type="float">
            <text:p>0.000028724</text:p>
          </table:table-cell>
          <table:table-cell office:value-type="float" office:value="0.000000029802322" calcext:value-type="float">
            <text:p>2.98E-008</text:p>
          </table:table-cell>
          <table:table-cell table:formula="of:=[.E36]/[.G36]" office:value-type="float" office:value="0.806827134704142" calcext:value-type="float">
            <text:p>0.8068271347</text:p>
          </table:table-cell>
          <table:table-cell table:formula="of:=[.F36]/[.G36]" office:value-type="float" office:value="963.819038062182" calcext:value-type="float">
            <text:p>963.8190380622</text:p>
          </table:table-cell>
          <table:table-cell table:number-columns-repeated="2"/>
          <table:table-cell office:value-type="string" calcext:value-type="string">
            <text:p>EN MOYENNE ERREUR DECA=e-006</text:p>
          </table:table-cell>
        </table:table-row>
        <table:table-row table:style-name="ro1">
          <table:table-cell office:value-type="float" office:value="1.4398963" calcext:value-type="float">
            <text:p>1.44E+000</text:p>
          </table:table-cell>
          <table:table-cell office:value-type="float" office:value="0.1305265" calcext:value-type="float">
            <text:p>0.1305265</text:p>
          </table:table-cell>
          <table:table-cell office:value-type="float" office:value="0.130472" calcext:value-type="float">
            <text:p>1.30E-001</text:p>
          </table:table-cell>
          <table:table-cell table:formula="of:=COS([.A37])" office:value-type="float" office:value="0.130526522267401" calcext:value-type="float">
            <text:p>0.1305265223</text:p>
          </table:table-cell>
          <table:table-cell table:formula="of:=ABS([.B37]-[.D37])" office:value-type="float" office:value="0.0000000222674006178369" calcext:value-type="float">
            <text:p>2.22674006178369E-008</text:p>
          </table:table-cell>
          <table:table-cell table:formula="of:=ABS([.C37]-[.D37])" office:value-type="float" office:value="0.0000545222674006029" calcext:value-type="float">
            <text:p>5.45222674006029E-005</text:p>
          </table:table-cell>
          <table:table-cell office:value-type="float" office:value="0.000000014901161" calcext:value-type="float">
            <text:p>1.49E-008</text:p>
          </table:table-cell>
          <table:table-cell table:formula="of:=[.E37]/[.G37]" office:value-type="float" office:value="1.49433997913565" calcext:value-type="float">
            <text:p>1.4943399791</text:p>
          </table:table-cell>
          <table:table-cell table:formula="of:=[.F37]/[.G37]" office:value-type="float" office:value="3658.9274755573" calcext:value-type="float">
            <text:p>3658.9274755573</text:p>
          </table:table-cell>
          <table:table-cell table:number-columns-repeated="3"/>
        </table:table-row>
        <table:table-row table:style-name="ro1">
          <table:table-cell office:value-type="float" office:value="1.570796" calcext:value-type="float">
            <text:p>1.57E+000</text:p>
          </table:table-cell>
          <table:table-cell table:style-name="ce1" office:value-type="float" office:value="0.0000003267949" calcext:value-type="float">
            <text:p>3.27E-007</text:p>
          </table:table-cell>
          <table:table-cell office:value-type="float" office:value="0.00000881628" calcext:value-type="float">
            <text:p>8.82E-006</text:p>
          </table:table-cell>
          <table:table-cell table:formula="of:=COS([.A38])" office:value-type="float" office:value="0.000000326794896538138" calcext:value-type="float">
            <text:p>3.26794896538138E-007</text:p>
          </table:table-cell>
          <table:table-cell table:formula="of:=ABS([.B38]-[.D38])" office:value-type="float" office:value="3.46186166603183E-015" calcext:value-type="float">
            <text:p>3.46186166603183E-015</text:p>
          </table:table-cell>
          <table:table-cell table:formula="of:=ABS([.C38]-[.D38])" office:value-type="float" office:value="0.00000848948510346186" calcext:value-type="float">
            <text:p>8.48948510346186E-006</text:p>
          </table:table-cell>
          <table:table-cell office:value-type="float" office:value="0.00000000000002842171" calcext:value-type="float">
            <text:p>2.84E-014</text:p>
          </table:table-cell>
          <table:table-cell table:formula="of:=[.E38]/[.G38]" office:value-type="float" office:value="0.12180342653668" calcext:value-type="float">
            <text:p>0.1218034265</text:p>
          </table:table-cell>
          <table:table-cell table:formula="of:=[.F38]/[.G38]" office:value-type="float" office:value="298697196.736645" calcext:value-type="float">
            <text:p>298697196.736645</text:p>
          </table:table-cell>
          <table:table-cell table:number-columns-repeated="3"/>
        </table:table-row>
        <table:table-row table:style-name="ro1">
          <table:table-cell office:value-type="float" office:value="1.7016957" calcext:value-type="float">
            <text:p>1.70E+000</text:p>
          </table:table-cell>
          <table:table-cell office:value-type="float" office:value="-0.13052584" calcext:value-type="float">
            <text:p>-0.13052584</text:p>
          </table:table-cell>
          <table:table-cell office:value-type="float" office:value="-0.130529" calcext:value-type="float">
            <text:p>-1.31E-001</text:p>
          </table:table-cell>
          <table:table-cell table:formula="of:=COS([.A39])" office:value-type="float" office:value="-0.130525874269159" calcext:value-type="float">
            <text:p>-0.1305258743</text:p>
          </table:table-cell>
          <table:table-cell table:formula="of:=ABS([.B39]-[.D39])" office:value-type="float" office:value="0.0000000342691591215249" calcext:value-type="float">
            <text:p>3.42691591215249E-008</text:p>
          </table:table-cell>
          <table:table-cell table:formula="of:=ABS([.C39]-[.D39])" office:value-type="float" office:value="0.00000312573084088052" calcext:value-type="float">
            <text:p>3.12573084088052E-006</text:p>
          </table:table-cell>
          <table:table-cell office:value-type="float" office:value="0.000000014901161" calcext:value-type="float">
            <text:p>1.49E-008</text:p>
          </table:table-cell>
          <table:table-cell table:formula="of:=[.E39]/[.G39]" office:value-type="float" office:value="2.29976436879817" calcext:value-type="float">
            <text:p>2.2997643688</text:p>
          </table:table-cell>
          <table:table-cell table:formula="of:=[.F39]/[.G39]" office:value-type="float" office:value="209.764248630058" calcext:value-type="float">
            <text:p>209.7642486301</text:p>
          </table:table-cell>
          <table:table-cell table:number-columns-repeated="3"/>
        </table:table-row>
        <table:table-row table:style-name="ro1">
          <table:table-cell office:value-type="float" office:value="1.8325953" calcext:value-type="float">
            <text:p>1.83E+000</text:p>
          </table:table-cell>
          <table:table-cell office:value-type="float" office:value="-0.2588187" calcext:value-type="float">
            <text:p>-0.2588187</text:p>
          </table:table-cell>
          <table:table-cell office:value-type="float" office:value="-0.258827" calcext:value-type="float">
            <text:p>-2.59E-001</text:p>
          </table:table-cell>
          <table:table-cell table:formula="of:=COS([.A40])" office:value-type="float" office:value="-0.258818644635402" calcext:value-type="float">
            <text:p>-0.2588186446</text:p>
          </table:table-cell>
          <table:table-cell table:formula="of:=ABS([.B40]-[.D40])" office:value-type="float" office:value="0.0000000553645980727602" calcext:value-type="float">
            <text:p>5.53645980727602E-008</text:p>
          </table:table-cell>
          <table:table-cell table:formula="of:=ABS([.C40]-[.D40])" office:value-type="float" office:value="0.00000835536459803388" calcext:value-type="float">
            <text:p>8.35536459803388E-006</text:p>
          </table:table-cell>
          <table:table-cell office:value-type="float" office:value="0.000000029802322" calcext:value-type="float">
            <text:p>2.98E-008</text:p>
          </table:table-cell>
          <table:table-cell table:formula="of:=[.E40]/[.G40]" office:value-type="float" office:value="1.85772766540675" calcext:value-type="float">
            <text:p>1.8577276654</text:p>
          </table:table-cell>
          <table:table-cell table:formula="of:=[.F40]/[.G40]" office:value-type="float" office:value="280.359516887103" calcext:value-type="float">
            <text:p>280.3595168871</text:p>
          </table:table-cell>
          <table:table-cell table:number-columns-repeated="3"/>
        </table:table-row>
        <table:table-row table:style-name="ro1">
          <table:table-cell office:value-type="float" office:value="1.963495" calcext:value-type="float">
            <text:p>1.96E+000</text:p>
          </table:table-cell>
          <table:table-cell office:value-type="float" office:value="-0.38268307" calcext:value-type="float">
            <text:p>-0.38268307</text:p>
          </table:table-cell>
          <table:table-cell office:value-type="float" office:value="-0.382679" calcext:value-type="float">
            <text:p>-3.83E-001</text:p>
          </table:table-cell>
          <table:table-cell table:formula="of:=COS([.A41])" office:value-type="float" office:value="-0.382683054966162" calcext:value-type="float">
            <text:p>-0.382683055</text:p>
          </table:table-cell>
          <table:table-cell table:formula="of:=ABS([.B41]-[.D41])" office:value-type="float" office:value="0.0000000150338375637382" calcext:value-type="float">
            <text:p>0.000000015</text:p>
          </table:table-cell>
          <table:table-cell table:formula="of:=ABS([.C41]-[.D41])" office:value-type="float" office:value="0.00000405496616245893" calcext:value-type="float">
            <text:p>0.000004055</text:p>
          </table:table-cell>
          <table:table-cell office:value-type="float" office:value="0.000000029802322" calcext:value-type="float">
            <text:p>2.98E-008</text:p>
          </table:table-cell>
          <table:table-cell table:formula="of:=[.E41]/[.G41]" office:value-type="float" office:value="0.504451886793862" calcext:value-type="float">
            <text:p>0.5044518868</text:p>
          </table:table-cell>
          <table:table-cell table:formula="of:=[.F41]/[.G41]" office:value-type="float" office:value="136.062088130547" calcext:value-type="float">
            <text:p>136.0620881305</text:p>
          </table:table-cell>
          <table:table-cell table:number-columns-repeated="3"/>
        </table:table-row>
        <table:table-row table:style-name="ro1">
          <table:table-cell office:value-type="float" office:value="2.0943947" calcext:value-type="float">
            <text:p>2.09E+000</text:p>
          </table:table-cell>
          <table:table-cell office:value-type="float" office:value="-0.49999964" calcext:value-type="float">
            <text:p>-0.49999964</text:p>
          </table:table-cell>
          <table:table-cell office:value-type="float" office:value="-0.500015" calcext:value-type="float">
            <text:p>-5.00E-001</text:p>
          </table:table-cell>
          <table:table-cell table:formula="of:=COS([.A42])" office:value-type="float" office:value="-0.49999965151723" calcext:value-type="float">
            <text:p>-0.4999996515</text:p>
          </table:table-cell>
          <table:table-cell table:formula="of:=ABS([.B42]-[.D42])" office:value-type="float" office:value="0.0000000115172299475219" calcext:value-type="float">
            <text:p>1.15172299475219E-008</text:p>
          </table:table-cell>
          <table:table-cell table:formula="of:=ABS([.C42]-[.D42])" office:value-type="float" office:value="0.0000153484827700168" calcext:value-type="float">
            <text:p>1.53484827700168E-005</text:p>
          </table:table-cell>
          <table:table-cell office:value-type="float" office:value="0.000000029802322" calcext:value-type="float">
            <text:p>2.98E-008</text:p>
          </table:table-cell>
          <table:table-cell table:formula="of:=[.E42]/[.G42]" office:value-type="float" office:value="0.386454114129829" calcext:value-type="float">
            <text:p>0.3864541141</text:p>
          </table:table-cell>
          <table:table-cell table:formula="of:=[.F42]/[.G42]" office:value-type="float" office:value="515.009628109406" calcext:value-type="float">
            <text:p>515.0096281094</text:p>
          </table:table-cell>
          <table:table-cell table:number-columns-repeated="3"/>
        </table:table-row>
        <table:table-row table:style-name="ro1">
          <table:table-cell office:value-type="float" office:value="2.2252944" calcext:value-type="float">
            <text:p>2.23E+000</text:p>
          </table:table-cell>
          <table:table-cell office:value-type="float" office:value="-0.6087611" calcext:value-type="float">
            <text:p>-0.6087611</text:p>
          </table:table-cell>
          <table:table-cell office:value-type="float" office:value="-0.608735" calcext:value-type="float">
            <text:p>-6.09E-001</text:p>
          </table:table-cell>
          <table:table-cell table:formula="of:=COS([.A43])" office:value-type="float" office:value="-0.60876111460848" calcext:value-type="float">
            <text:p>-0.6087611146</text:p>
          </table:table-cell>
          <table:table-cell table:formula="of:=ABS([.B43]-[.D43])" office:value-type="float" office:value="0.0000000146084799812485" calcext:value-type="float">
            <text:p>1.46084799812485E-008</text:p>
          </table:table-cell>
          <table:table-cell table:formula="of:=ABS([.C43]-[.D43])" office:value-type="float" office:value="0.0000261146084798991" calcext:value-type="float">
            <text:p>2.61146084798991E-005</text:p>
          </table:table-cell>
          <table:table-cell office:value-type="float" office:value="0.000000059604645" calcext:value-type="float">
            <text:p>5.96E-008</text:p>
          </table:table-cell>
          <table:table-cell table:formula="of:=[.E43]/[.G43]" office:value-type="float" office:value="0.245089623153506" calcext:value-type="float">
            <text:p>0.2450896232</text:p>
          </table:table-cell>
          <table:table-cell table:formula="of:=[.F43]/[.G43]" office:value-type="float" office:value="438.130425571683" calcext:value-type="float">
            <text:p>438.1304255717</text:p>
          </table:table-cell>
          <table:table-cell table:number-columns-repeated="3"/>
        </table:table-row>
        <table:table-row table:style-name="ro1">
          <table:table-cell office:value-type="float" office:value="2.356194" calcext:value-type="float">
            <text:p>2.36E+000</text:p>
          </table:table-cell>
          <table:table-cell office:value-type="float" office:value="-0.7071065" calcext:value-type="float">
            <text:p>-0.7071065</text:p>
          </table:table-cell>
          <table:table-cell office:value-type="float" office:value="-0.707097" calcext:value-type="float">
            <text:p>-7.07E-001</text:p>
          </table:table-cell>
          <table:table-cell table:formula="of:=COS([.A44])" office:value-type="float" office:value="-0.707106434568131" calcext:value-type="float">
            <text:p>-0.7071064346</text:p>
          </table:table-cell>
          <table:table-cell table:formula="of:=ABS([.B44]-[.D44])" office:value-type="float" office:value="0.0000000654318687010047" calcext:value-type="float">
            <text:p>6.54318687010047E-008</text:p>
          </table:table-cell>
          <table:table-cell table:formula="of:=ABS([.C44]-[.D44])" office:value-type="float" office:value="0.00000943456813129462" calcext:value-type="float">
            <text:p>9.43456813129462E-006</text:p>
          </table:table-cell>
          <table:table-cell office:value-type="float" office:value="0.000000059604645" calcext:value-type="float">
            <text:p>5.96E-008</text:p>
          </table:table-cell>
          <table:table-cell table:formula="of:=[.E44]/[.G44]" office:value-type="float" office:value="1.09776459034367" calcext:value-type="float">
            <text:p>1.0977645903</text:p>
          </table:table-cell>
          <table:table-cell table:formula="of:=[.F44]/[.G44]" office:value-type="float" office:value="158.285786808975" calcext:value-type="float">
            <text:p>158.285786809</text:p>
          </table:table-cell>
          <table:table-cell table:number-columns-repeated="3"/>
        </table:table-row>
        <table:table-row table:style-name="ro1">
          <table:table-cell office:value-type="float" office:value="2.4870937" calcext:value-type="float">
            <text:p>2.49E+000</text:p>
          </table:table-cell>
          <table:table-cell office:value-type="float" office:value="-0.793353" calcext:value-type="float">
            <text:p>-0.793353</text:p>
          </table:table-cell>
          <table:table-cell office:value-type="float" office:value="-0.793361" calcext:value-type="float">
            <text:p>-7.93E-001</text:p>
          </table:table-cell>
          <table:table-cell table:formula="of:=COS([.A45])" office:value-type="float" office:value="-0.793353045594653" calcext:value-type="float">
            <text:p>-0.7933530456</text:p>
          </table:table-cell>
          <table:table-cell table:formula="of:=ABS([.B45]-[.D45])" office:value-type="float" office:value="0.0000000455946533861606" calcext:value-type="float">
            <text:p>4.55946533861606E-008</text:p>
          </table:table-cell>
          <table:table-cell table:formula="of:=ABS([.C45]-[.D45])" office:value-type="float" office:value="0.00000795440534662184" calcext:value-type="float">
            <text:p>7.95440534662184E-006</text:p>
          </table:table-cell>
          <table:table-cell office:value-type="float" office:value="0.000000059604645" calcext:value-type="float">
            <text:p>5.96E-008</text:p>
          </table:table-cell>
          <table:table-cell table:formula="of:=[.E45]/[.G45]" office:value-type="float" office:value="0.764951345422167" calcext:value-type="float">
            <text:p>0.7649513454</text:p>
          </table:table-cell>
          <table:table-cell table:formula="of:=[.F45]/[.G45]" office:value-type="float" office:value="133.452776148937" calcext:value-type="float">
            <text:p>133.4527761489</text:p>
          </table:table-cell>
          <table:table-cell table:number-columns-repeated="3"/>
        </table:table-row>
        <table:table-row table:style-name="ro1">
          <table:table-cell office:value-type="float" office:value="2.6179934" calcext:value-type="float">
            <text:p>2.62E+000</text:p>
          </table:table-cell>
          <table:table-cell office:value-type="float" office:value="-0.8660251" calcext:value-type="float">
            <text:p>-0.8660251</text:p>
          </table:table-cell>
          <table:table-cell office:value-type="float" office:value="-0.866052" calcext:value-type="float">
            <text:p>-8.66E-001</text:p>
          </table:table-cell>
          <table:table-cell table:formula="of:=COS([.A46])" office:value-type="float" office:value="-0.866025164788593" calcext:value-type="float">
            <text:p>-0.8660251648</text:p>
          </table:table-cell>
          <table:table-cell table:formula="of:=ABS([.B46]-[.D46])" office:value-type="float" office:value="0.0000000647885926019498" calcext:value-type="float">
            <text:p>6.47885926019498E-008</text:p>
          </table:table-cell>
          <table:table-cell table:formula="of:=ABS([.C46]-[.D46])" office:value-type="float" office:value="0.0000268352114073389" calcext:value-type="float">
            <text:p>2.68352114073389E-005</text:p>
          </table:table-cell>
          <table:table-cell office:value-type="float" office:value="0.000000059604645" calcext:value-type="float">
            <text:p>5.96E-008</text:p>
          </table:table-cell>
          <table:table-cell table:formula="of:=[.E46]/[.G46]" office:value-type="float" office:value="1.08697220832285" calcext:value-type="float">
            <text:p>1.0869722083</text:p>
          </table:table-cell>
          <table:table-cell table:formula="of:=[.F46]/[.G46]" office:value-type="float" office:value="450.220136490015" calcext:value-type="float">
            <text:p>450.22013649</text:p>
          </table:table-cell>
          <table:table-cell table:number-columns-repeated="3"/>
        </table:table-row>
        <table:table-row table:style-name="ro1">
          <table:table-cell office:value-type="float" office:value="2.748893" calcext:value-type="float">
            <text:p>2.75E+000</text:p>
          </table:table-cell>
          <table:table-cell office:value-type="float" office:value="-0.9238793" calcext:value-type="float">
            <text:p>-0.9238793</text:p>
          </table:table-cell>
          <table:table-cell office:value-type="float" office:value="-0.923855" calcext:value-type="float">
            <text:p>-9.24E-001</text:p>
          </table:table-cell>
          <table:table-cell table:formula="of:=COS([.A47])" office:value-type="float" office:value="-0.923879313657898" calcext:value-type="float">
            <text:p>-0.9238793137</text:p>
          </table:table-cell>
          <table:table-cell table:formula="of:=ABS([.B47]-[.D47])" office:value-type="float" office:value="0.0000000136578983678248" calcext:value-type="float">
            <text:p>1.36578983678248E-008</text:p>
          </table:table-cell>
          <table:table-cell table:formula="of:=ABS([.C47]-[.D47])" office:value-type="float" office:value="0.0000243136578983449" calcext:value-type="float">
            <text:p>2.43136578983449E-005</text:p>
          </table:table-cell>
          <table:table-cell office:value-type="float" office:value="0.000000059604645" calcext:value-type="float">
            <text:p>5.96E-008</text:p>
          </table:table-cell>
          <table:table-cell table:formula="of:=[.E47]/[.G47]" office:value-type="float" office:value="0.229141510159566" calcext:value-type="float">
            <text:p>0.2291415102</text:p>
          </table:table-cell>
          <table:table-cell table:formula="of:=[.F47]/[.G47]" office:value-type="float" office:value="407.915488773483" calcext:value-type="float">
            <text:p>407.9154887735</text:p>
          </table:table-cell>
          <table:table-cell table:number-columns-repeated="3"/>
        </table:table-row>
        <table:table-row table:style-name="ro1">
          <table:table-cell office:value-type="float" office:value="2.8797927" calcext:value-type="float">
            <text:p>2.88E+000</text:p>
          </table:table-cell>
          <table:table-cell office:value-type="float" office:value="-0.96592563" calcext:value-type="float">
            <text:p>-0.96592563</text:p>
          </table:table-cell>
          <table:table-cell office:value-type="float" office:value="-0.965864" calcext:value-type="float">
            <text:p>-9.66E-001</text:p>
          </table:table-cell>
          <table:table-cell table:formula="of:=COS([.A48])" office:value-type="float" office:value="-0.965925679851519" calcext:value-type="float">
            <text:p>-0.9659256799</text:p>
          </table:table-cell>
          <table:table-cell table:formula="of:=ABS([.B48]-[.D48])" office:value-type="float" office:value="0.0000000498515194680138" calcext:value-type="float">
            <text:p>4.98515194680138E-008</text:p>
          </table:table-cell>
          <table:table-cell table:formula="of:=ABS([.C48]-[.D48])" office:value-type="float" office:value="0.0000616798515195027" calcext:value-type="float">
            <text:p>6.16798515195027E-005</text:p>
          </table:table-cell>
          <table:table-cell office:value-type="float" office:value="0.000000059604645" calcext:value-type="float">
            <text:p>5.96E-008</text:p>
          </table:table-cell>
          <table:table-cell table:formula="of:=[.E48]/[.G48]" office:value-type="float" office:value="0.836369706891364" calcext:value-type="float">
            <text:p>0.8363697069</text:p>
          </table:table-cell>
          <table:table-cell table:formula="of:=[.F48]/[.G48]" office:value-type="float" office:value="1034.81618789111" calcext:value-type="float">
            <text:p>1034.8161878911</text:p>
          </table:table-cell>
          <table:table-cell table:number-columns-repeated="3"/>
        </table:table-row>
        <table:table-row table:style-name="ro1">
          <table:table-cell office:value-type="float" office:value="3.0106924" calcext:value-type="float">
            <text:p>3.01E+000</text:p>
          </table:table-cell>
          <table:table-cell office:value-type="float" office:value="-0.99144477" calcext:value-type="float">
            <text:p>-0.99144477</text:p>
          </table:table-cell>
          <table:table-cell office:value-type="float" office:value="-0.991468" calcext:value-type="float">
            <text:p>-9.91E-001</text:p>
          </table:table-cell>
          <table:table-cell table:formula="of:=COS([.A49])" office:value-type="float" office:value="-0.991444788319422" calcext:value-type="float">
            <text:p>-0.9914447883</text:p>
          </table:table-cell>
          <table:table-cell table:formula="of:=ABS([.B49]-[.D49])" office:value-type="float" office:value="0.000000018319422090407" calcext:value-type="float">
            <text:p>1.8319422090407E-008</text:p>
          </table:table-cell>
          <table:table-cell table:formula="of:=ABS([.C49]-[.D49])" office:value-type="float" office:value="0.0000232116805778393" calcext:value-type="float">
            <text:p>2.32116805778393E-005</text:p>
          </table:table-cell>
          <table:table-cell office:value-type="float" office:value="0.000000059604645" calcext:value-type="float">
            <text:p>5.96E-008</text:p>
          </table:table-cell>
          <table:table-cell table:formula="of:=[.E49]/[.G49]" office:value-type="float" office:value="0.307348900247741" calcext:value-type="float">
            <text:p>0.3073489002</text:p>
          </table:table-cell>
          <table:table-cell table:formula="of:=[.F49]/[.G49]" office:value-type="float" office:value="389.427377309928" calcext:value-type="float">
            <text:p>389.4273773099</text:p>
          </table:table-cell>
          <table:table-cell table:number-columns-repeated="3"/>
        </table:table-row>
        <table:table-row table:style-name="ro1">
          <table:table-cell office:value-type="float" office:value="3.141592" calcext:value-type="float">
            <text:p>3.14E+000</text:p>
          </table:table-cell>
          <table:table-cell office:value-type="float" office:value="-0.99999994" calcext:value-type="float">
            <text:p>-0.99999994</text:p>
          </table:table-cell>
          <table:table-cell office:value-type="float" office:value="-0.999959" calcext:value-type="float">
            <text:p>-1.00E+000</text:p>
          </table:table-cell>
          <table:table-cell table:formula="of:=COS([.A50])" office:value-type="float" office:value="-0.999999999999786" calcext:value-type="float">
            <text:p>-1</text:p>
          </table:table-cell>
          <table:table-cell table:formula="of:=ABS([.B50]-[.D50])" office:value-type="float" office:value="0.0000000599997863615087" calcext:value-type="float">
            <text:p>0.00000006</text:p>
          </table:table-cell>
          <table:table-cell table:formula="of:=ABS([.C50]-[.D50])" office:value-type="float" office:value="0.0000409999997864619" calcext:value-type="float">
            <text:p>0.000041</text:p>
          </table:table-cell>
          <table:table-cell office:value-type="float" office:value="0.000000059604645" calcext:value-type="float">
            <text:p>5.96E-008</text:p>
          </table:table-cell>
          <table:table-cell table:formula="of:=[.E50]/[.G50]" office:value-type="float" office:value="1.00662937194758" calcext:value-type="float">
            <text:p>1.0066293719</text:p>
          </table:table-cell>
          <table:table-cell table:formula="of:=[.F50]/[.G50]" office:value-type="float" office:value="687.865849825326" calcext:value-type="float">
            <text:p>687.8658498253</text:p>
          </table:table-cell>
          <table:table-cell table:number-columns-repeated="3"/>
        </table:table-row>
        <table:table-row table:style-name="ro1" table:number-rows-repeated="46"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/00/0000</text:date>, <text:time style:data-style-name="N2" text:time-value="10:45:24.8334106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3T10:49:11.365829994</dc:date>
    <dc:creator>Nizar Salah</dc:creator>
    <meta:editing-duration>PT10M29S</meta:editing-duration>
    <meta:editing-cycles>3</meta:editing-cycles>
    <meta:generator>LibreOffice/4.3.7.2$Linux_X86_64 LibreOffice_project/430$Build-2</meta:generator>
    <meta:document-statistic meta:table-count="1" meta:cell-count="4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3cm" svg:height="9.005cm" xlink:href=".." xlink:type="simple" chart:class="chart:scatter" chart:style-name="ch1">
        <chart:legend chart:legend-position="end" svg:x="11.415cm" svg:y="3.954cm" style:legend-expansion="high" chart:style-name="ch2"/>
        <chart:plot-area chart:style-name="ch3" table:cell-range-address="valsin.A1:valsin.A13 valsin.A15:valsin.A37 valsin.A39:valsin.A50 valsin.H1:valsin.I13 valsin.H15:valsin.I37 valsin.H39:valsin.I50" chart:data-source-has-labels="row" svg:x="0.32cm" svg:y="0.18cm" svg:width="10.775cm" svg:height="8.645cm">
          <chartooo:coordinate-region svg:x="1.207cm" svg:y="0.379cm" svg:width="9.053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valsin.H2:valsin.H13 valsin.H15:valsin.H37 valsin.H39:valsin.H50" chart:label-cell-address="valsin.H1:valsin.H1" chart:class="chart:scatter">
            <chart:domain table:cell-range-address="valsin.A2:valsin.A13 valsin.A15:valsin.A37 valsin.A39:valsin.A50"/>
            <chart:data-point chart:repeated="47"/>
          </chart:series>
          <chart:series chart:style-name="ch8" chart:values-cell-range-address="valsin.I2:valsin.I13 valsin.I15:valsin.I37 valsin.I39:valsin.I50" chart:label-cell-address="valsin.I1:valsin.I1" chart:class="chart:scatter">
            <chart:data-point chart:repeated="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 Column A Column A</text:p>
              </table:table-cell>
              <table:table-cell office:value-type="string">
                <text:p>ERREUR JAVA/ULP</text:p>
                <draw:g>
                  <svg:desc>valsin.H1:valsin.H1</svg:desc>
                </draw:g>
              </table:table-cell>
              <table:table-cell office:value-type="string">
                <text:p>ERREUR DECA/ULP</text:p>
                <draw:g>
                  <svg:desc>valsin.I1:valsin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141592">
                <text:p>-3.141592</text:p>
                <draw:g>
                  <svg:desc>valsin.A2:valsin.A13 valsin.A15:valsin.A37 valsin.A39:valsin.A50</svg:desc>
                </draw:g>
              </table:table-cell>
              <table:table-cell office:value-type="float" office:value="1.00662937194758">
                <text:p>1.00662937194758</text:p>
                <draw:g>
                  <svg:desc>valsin.H2:valsin.H13 valsin.H15:valsin.H37 valsin.H39:valsin.H50</svg:desc>
                </draw:g>
              </table:table-cell>
              <table:table-cell office:value-type="float" office:value="687.865849825326">
                <text:p>687.865849825326</text:p>
                <draw:g>
                  <svg:desc>valsin.I2:valsin.I13 valsin.I15:valsin.I37 valsin.I39:valsin.I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0106924">
                <text:p>-3.0106924</text:p>
              </table:table-cell>
              <table:table-cell office:value-type="float" office:value="0.307348900247741">
                <text:p>0.307348900247741</text:p>
              </table:table-cell>
              <table:table-cell office:value-type="float" office:value="389.427377309928">
                <text:p>389.4273773099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8797927">
                <text:p>-2.8797927</text:p>
              </table:table-cell>
              <table:table-cell office:value-type="float" office:value="0.836369706891364">
                <text:p>0.836369706891364</text:p>
              </table:table-cell>
              <table:table-cell office:value-type="float" office:value="1034.81618789111">
                <text:p>1034.81618789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748893">
                <text:p>-2.748893</text:p>
              </table:table-cell>
              <table:table-cell office:value-type="float" office:value="0.229141510159566">
                <text:p>0.229141510159566</text:p>
              </table:table-cell>
              <table:table-cell office:value-type="float" office:value="407.915488773483">
                <text:p>407.9154887734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6179934">
                <text:p>-2.6179934</text:p>
              </table:table-cell>
              <table:table-cell office:value-type="float" office:value="1.08697220832285">
                <text:p>1.08697220832285</text:p>
              </table:table-cell>
              <table:table-cell office:value-type="float" office:value="450.220136490015">
                <text:p>450.220136490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4870937">
                <text:p>-2.4870937</text:p>
              </table:table-cell>
              <table:table-cell office:value-type="float" office:value="0.764951345422167">
                <text:p>0.764951345422167</text:p>
              </table:table-cell>
              <table:table-cell office:value-type="float" office:value="133.452776148937">
                <text:p>133.4527761489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356194">
                <text:p>-2.356194</text:p>
              </table:table-cell>
              <table:table-cell office:value-type="float" office:value="1.09776459034367">
                <text:p>1.09776459034367</text:p>
              </table:table-cell>
              <table:table-cell office:value-type="float" office:value="158.285786808975">
                <text:p>158.2857868089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2252944">
                <text:p>-2.2252944</text:p>
              </table:table-cell>
              <table:table-cell office:value-type="float" office:value="0.245089623153506">
                <text:p>0.245089623153506</text:p>
              </table:table-cell>
              <table:table-cell office:value-type="float" office:value="438.130425571683">
                <text:p>438.1304255716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0943947">
                <text:p>-2.0943947</text:p>
              </table:table-cell>
              <table:table-cell office:value-type="float" office:value="0.386454114129829">
                <text:p>0.386454114129829</text:p>
              </table:table-cell>
              <table:table-cell office:value-type="float" office:value="515.009628109406">
                <text:p>515.0096281094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963495">
                <text:p>-1.963495</text:p>
              </table:table-cell>
              <table:table-cell office:value-type="float" office:value="0.504451886793862">
                <text:p>0.504451886793862</text:p>
              </table:table-cell>
              <table:table-cell office:value-type="float" office:value="136.062088130547">
                <text:p>136.0620881305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8325953">
                <text:p>-1.8325953</text:p>
              </table:table-cell>
              <table:table-cell office:value-type="float" office:value="1.85772766540675">
                <text:p>1.85772766540675</text:p>
              </table:table-cell>
              <table:table-cell office:value-type="float" office:value="280.359516887103">
                <text:p>280.3595168871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7016957">
                <text:p>-1.7016957</text:p>
              </table:table-cell>
              <table:table-cell office:value-type="float" office:value="2.29976436879817">
                <text:p>2.29976436879817</text:p>
              </table:table-cell>
              <table:table-cell office:value-type="float" office:value="209.764248630058">
                <text:p>209.7642486300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4398963">
                <text:p>-1.4398963</text:p>
              </table:table-cell>
              <table:table-cell office:value-type="float" office:value="1.49433997913565">
                <text:p>1.49433997913565</text:p>
              </table:table-cell>
              <table:table-cell office:value-type="float" office:value="3658.9274755573">
                <text:p>3658.92747555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3089967">
                <text:p>-1.3089967</text:p>
              </table:table-cell>
              <table:table-cell office:value-type="float" office:value="0.806827134704142">
                <text:p>0.806827134704142</text:p>
              </table:table-cell>
              <table:table-cell office:value-type="float" office:value="963.819038062182">
                <text:p>963.8190380621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178097">
                <text:p>-1.178097</text:p>
              </table:table-cell>
              <table:table-cell office:value-type="float" office:value="0.0401171562824066">
                <text:p>0.0401171562824066</text:p>
              </table:table-cell>
              <table:table-cell office:value-type="float" office:value="917.418299969918">
                <text:p>917.4182999699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0471973">
                <text:p>-1.0471973</text:p>
              </table:table-cell>
              <table:table-cell office:value-type="float" office:value="0.294316309326455">
                <text:p>0.294316309326455</text:p>
              </table:table-cell>
              <table:table-cell office:value-type="float" office:value="20.4269754340391">
                <text:p>20.42697543403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9162977">
                <text:p>-0.9162977</text:p>
              </table:table-cell>
              <table:table-cell office:value-type="float" office:value="0.0637673751842084">
                <text:p>0.0637673751842084</text:p>
              </table:table-cell>
              <table:table-cell office:value-type="float" office:value="9.29123614021183">
                <text:p>9.291236140211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785398">
                <text:p>-0.785398</text:p>
              </table:table-cell>
              <table:table-cell office:value-type="float" office:value="0.0549289097802215">
                <text:p>0.0549289097802215</text:p>
              </table:table-cell>
              <table:table-cell office:value-type="float" office:value="35.287082377096">
                <text:p>35.2870823770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65449834">
                <text:p>-0.65449834</text:p>
              </table:table-cell>
              <table:table-cell office:value-type="float" office:value="0.320856521559646">
                <text:p>0.320856521559646</text:p>
              </table:table-cell>
              <table:table-cell office:value-type="float" office:value="127.185984597895">
                <text:p>127.1859845978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5235987">
                <text:p>-0.5235987</text:p>
              </table:table-cell>
              <table:table-cell office:value-type="float" office:value="0.141204000849891">
                <text:p>0.141204000849891</text:p>
              </table:table-cell>
              <table:table-cell office:value-type="float" office:value="7.40854317138301">
                <text:p>7.408543171383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392699">
                <text:p>-0.392699</text:p>
              </table:table-cell>
              <table:table-cell office:value-type="float" office:value="0.0633513012376314">
                <text:p>0.0633513012376314</text:p>
              </table:table-cell>
              <table:table-cell office:value-type="float" office:value="7.31862371078447">
                <text:p>7.318623710784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26179934">
                <text:p>-0.26179934</text:p>
              </table:table-cell>
              <table:table-cell office:value-type="float" office:value="0.648613836034738">
                <text:p>0.648613836034738</text:p>
              </table:table-cell>
              <table:table-cell office:value-type="float" office:value="2.70682935141737">
                <text:p>2.706829351417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13089967">
                <text:p>-0.13089967</text:p>
              </table:table-cell>
              <table:table-cell office:value-type="float" office:value="1.08201853523211">
                <text:p>1.08201853523211</text:p>
              </table:table-cell>
              <table:table-cell office:value-type="float" office:value="2.27342465222">
                <text:p>2.273424652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3089967">
                <text:p>0.13089967</text:p>
              </table:table-cell>
              <table:table-cell office:value-type="float" office:value="1.08201853523211">
                <text:p>1.08201853523211</text:p>
              </table:table-cell>
              <table:table-cell office:value-type="float" office:value="2.27342465222">
                <text:p>2.273424652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179934">
                <text:p>0.26179934</text:p>
              </table:table-cell>
              <table:table-cell office:value-type="float" office:value="0.648613836034738">
                <text:p>0.648613836034738</text:p>
              </table:table-cell>
              <table:table-cell office:value-type="float" office:value="2.70682935141737">
                <text:p>2.706829351417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92699">
                <text:p>0.392699</text:p>
              </table:table-cell>
              <table:table-cell office:value-type="float" office:value="0.0633513012376314">
                <text:p>0.0633513012376314</text:p>
              </table:table-cell>
              <table:table-cell office:value-type="float" office:value="7.31862371078447">
                <text:p>7.318623710784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235987">
                <text:p>0.5235987</text:p>
              </table:table-cell>
              <table:table-cell office:value-type="float" office:value="0.141204000849891">
                <text:p>0.141204000849891</text:p>
              </table:table-cell>
              <table:table-cell office:value-type="float" office:value="7.40854317138301">
                <text:p>7.408543171383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5449834">
                <text:p>0.65449834</text:p>
              </table:table-cell>
              <table:table-cell office:value-type="float" office:value="0.320856521559646">
                <text:p>0.320856521559646</text:p>
              </table:table-cell>
              <table:table-cell office:value-type="float" office:value="127.185984597895">
                <text:p>127.1859845978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85398">
                <text:p>0.785398</text:p>
              </table:table-cell>
              <table:table-cell office:value-type="float" office:value="0.0549289097802215">
                <text:p>0.0549289097802215</text:p>
              </table:table-cell>
              <table:table-cell office:value-type="float" office:value="35.287082377096">
                <text:p>35.2870823770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162977">
                <text:p>0.9162977</text:p>
              </table:table-cell>
              <table:table-cell office:value-type="float" office:value="0.0637673751842084">
                <text:p>0.0637673751842084</text:p>
              </table:table-cell>
              <table:table-cell office:value-type="float" office:value="9.29123614021183">
                <text:p>9.291236140211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471973">
                <text:p>1.0471973</text:p>
              </table:table-cell>
              <table:table-cell office:value-type="float" office:value="0.294316309326455">
                <text:p>0.294316309326455</text:p>
              </table:table-cell>
              <table:table-cell office:value-type="float" office:value="20.4269754340391">
                <text:p>20.42697543403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78097">
                <text:p>1.178097</text:p>
              </table:table-cell>
              <table:table-cell office:value-type="float" office:value="0.0401171562824066">
                <text:p>0.0401171562824066</text:p>
              </table:table-cell>
              <table:table-cell office:value-type="float" office:value="917.418299969918">
                <text:p>917.4182999699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089967">
                <text:p>1.3089967</text:p>
              </table:table-cell>
              <table:table-cell office:value-type="float" office:value="0.806827134704142">
                <text:p>0.806827134704142</text:p>
              </table:table-cell>
              <table:table-cell office:value-type="float" office:value="963.819038062182">
                <text:p>963.8190380621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4398963">
                <text:p>1.4398963</text:p>
              </table:table-cell>
              <table:table-cell office:value-type="float" office:value="1.49433997913565">
                <text:p>1.49433997913565</text:p>
              </table:table-cell>
              <table:table-cell office:value-type="float" office:value="3658.9274755573">
                <text:p>3658.92747555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016957">
                <text:p>1.7016957</text:p>
              </table:table-cell>
              <table:table-cell office:value-type="float" office:value="2.29976436879817">
                <text:p>2.29976436879817</text:p>
              </table:table-cell>
              <table:table-cell office:value-type="float" office:value="209.764248630058">
                <text:p>209.7642486300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325953">
                <text:p>1.8325953</text:p>
              </table:table-cell>
              <table:table-cell office:value-type="float" office:value="1.85772766540675">
                <text:p>1.85772766540675</text:p>
              </table:table-cell>
              <table:table-cell office:value-type="float" office:value="280.359516887103">
                <text:p>280.3595168871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63495">
                <text:p>1.963495</text:p>
              </table:table-cell>
              <table:table-cell office:value-type="float" office:value="0.504451886793862">
                <text:p>0.504451886793862</text:p>
              </table:table-cell>
              <table:table-cell office:value-type="float" office:value="136.062088130547">
                <text:p>136.0620881305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0943947">
                <text:p>2.0943947</text:p>
              </table:table-cell>
              <table:table-cell office:value-type="float" office:value="0.386454114129829">
                <text:p>0.386454114129829</text:p>
              </table:table-cell>
              <table:table-cell office:value-type="float" office:value="515.009628109406">
                <text:p>515.0096281094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2252944">
                <text:p>2.2252944</text:p>
              </table:table-cell>
              <table:table-cell office:value-type="float" office:value="0.245089623153506">
                <text:p>0.245089623153506</text:p>
              </table:table-cell>
              <table:table-cell office:value-type="float" office:value="438.130425571683">
                <text:p>438.1304255716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56194">
                <text:p>2.356194</text:p>
              </table:table-cell>
              <table:table-cell office:value-type="float" office:value="1.09776459034367">
                <text:p>1.09776459034367</text:p>
              </table:table-cell>
              <table:table-cell office:value-type="float" office:value="158.285786808975">
                <text:p>158.2857868089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4870937">
                <text:p>2.4870937</text:p>
              </table:table-cell>
              <table:table-cell office:value-type="float" office:value="0.764951345422167">
                <text:p>0.764951345422167</text:p>
              </table:table-cell>
              <table:table-cell office:value-type="float" office:value="133.452776148937">
                <text:p>133.4527761489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6179934">
                <text:p>2.6179934</text:p>
              </table:table-cell>
              <table:table-cell office:value-type="float" office:value="1.08697220832285">
                <text:p>1.08697220832285</text:p>
              </table:table-cell>
              <table:table-cell office:value-type="float" office:value="450.220136490015">
                <text:p>450.2201364900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748893">
                <text:p>2.748893</text:p>
              </table:table-cell>
              <table:table-cell office:value-type="float" office:value="0.229141510159566">
                <text:p>0.229141510159566</text:p>
              </table:table-cell>
              <table:table-cell office:value-type="float" office:value="407.915488773483">
                <text:p>407.9154887734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8797927">
                <text:p>2.8797927</text:p>
              </table:table-cell>
              <table:table-cell office:value-type="float" office:value="0.836369706891364">
                <text:p>0.836369706891364</text:p>
              </table:table-cell>
              <table:table-cell office:value-type="float" office:value="1034.81618789111">
                <text:p>1034.816187891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06924">
                <text:p>3.0106924</text:p>
              </table:table-cell>
              <table:table-cell office:value-type="float" office:value="0.307348900247741">
                <text:p>0.307348900247741</text:p>
              </table:table-cell>
              <table:table-cell office:value-type="float" office:value="389.427377309928">
                <text:p>389.4273773099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141592">
                <text:p>3.141592</text:p>
              </table:table-cell>
              <table:table-cell office:value-type="float" office:value="1.00662937194758">
                <text:p>1.00662937194758</text:p>
              </table:table-cell>
              <table:table-cell office:value-type="float" office:value="687.865849825326">
                <text:p>687.8658498253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